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Text_20_body" style:list-style-name="L3">
      <style:paragraph-properties fo:margin-top="0in" fo:margin-bottom="0in"/>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office:automatic-styles>
  <office:body>
    <office:text>
      <text:p text:style-name="Horizontal_20_Line"/>
      <text:p text:style-name="First_20_paragraph">excalidraw-plugin: parsed tags: [excalidraw]</text:p>
      <text:p text:style-name="Horizontal_20_Line"/>
      <text:h text:style-name="Heading_20_2" text:outline-level="2"><text:bookmark-start text:name="summary"/>Summary<text:bookmark-end text:name="summary"/></text:h>
      <text:p text:style-name="First_20_paragraph">CSBQRT allows customers to select arbitrary sets of adunits to request for their experiments. At present, we do traffic estimations directly at the level of adunits, leading us to effectively having these traffic requirements ‘live’ in 20-50 million dimensional space, creating computational bottlenecks, severely constraining what we can do in the experiment scheduling and assignment space.</text:p>
      <text:p text:style-name="Text_20_body">This document outlines our approach to <text:span text:style-name="T1">understand traffic requirement patterns</text:span> in CS-BQRT and work in the <text:span text:style-name="T1">latent space</text:span> of these patterns by implementing a dimensionality reduction technique Nonnegative Matrix Factorization (NMF), to efficiently manage, analyze, and leverage this high-dimensional traffic data.</text:p>
      <text:p text:style-name="Text_20_body">By reducing the dimensionality of the (adunit, experiment_setting) matrix, we open the door to do <text:span text:style-name="T1">clustering around custom flags</text:span>, enable <text:span text:style-name="T1">bin packing</text:span>, accelerate <text:span text:style-name="T1">conflict resolution</text:span> computations, and potentially <text:span text:style-name="T1">decrease experiment assignment latency</text:span> .</text:p>
      <text:p text:style-name="Text_20_body">This strategy addresses the current system’s computational bottlenecks, and removes key scientific feasibility obstacles for onboarding the scheduler onto the platform- wide QRT Sheduler.</text:p>
      <text:p text:style-name="Text_20_body">This document outlines the approach we propose, as well as how we can migrate computations, needed for traffic estimation, scheduling, and assignment, may be represented in the <text:span text:style-name="T1">latent space</text:span> we aim to work in.3 ## Dimensionality Reduction</text:p>
      <text:h text:style-name="Heading_20_3" text:outline-level="3"><text:bookmark-start text:name="possibly-enabled-features"/>Possibly Enabled Features<text:bookmark-end text:name="possibly-enabled-features"/></text:h>
      <text:list text:style-name="L1">
        <text:list-item>
          <text:p text:style-name="P1">‘Clusters around Custom Flags’<text:line-break/>a Super-charged intentions feature</text:p>
        </text:list-item>
        <text:list-item>
          <text:p text:style-name="P1">Additional relevant features for zero-latency assignment.</text:p>
        </text:list-item>
        <text:list-item>
          <text:p text:style-name="P1">Potentially supporting planning many weeks in advance, if clusters are also onboarded.</text:p>
        </text:list-item>
        <text:list-item>
          <text:p text:style-name="P1">Much faster and more convenient computations of <text:span text:style-name="T2">any</text:span> caluculations, related to conflict resolution tooling.</text:p>
        </text:list-item>
        <text:list-item>
          <text:p text:style-name="P1">Main scientific feasibility obstacle to onboarding CS-BQRT Scheduler onto platform scheduler is removed</text:p>
        </text:list-item>
      </text:list>
      <text:h text:style-name="Heading_20_3" text:outline-level="3"><text:bookmark-start text:name="summary-1"/>Summary<text:bookmark-end text:name="summary-1"/></text:h>
      <text:p text:style-name="First_20_paragraph">We propose to understand if our customers’ traffic preferences are something we can see in the data, find these profiles by doing a dimensionality reduction of the (adunit, experiment_setting) correspondence matrix, and see if it’s possible to carry out our computations there.</text:p>
      <text:p text:style-name="Text_20_body">This idea has a close relationship with clustered csbqrt, where a related space: (auction,adunit) correspondence, is being used to find similar adunits and put them into clusters. </text:p>
      <text:h text:style-name="Heading_20_4" text:outline-level="4"><text:bookmark-start text:name="background"/>Background <text:bookmark-end text:name="background"/></text:h>
      <text:p text:style-name="First_20_paragraph">The current estimation flow for CS-BQRT’s  is extremely computationally intensive, not only going over every adunit, but produces as next-to-final step a matrix of dimensionality dim(A) = [|ad_unit|,|csbqrt experiments|].  There are about 20 million of adunits of interest. As a result, all questions around traffic overlap (a quadratic function),and need to happen in this extremely high dimension. </text:p>
      <text:p text:style-name="Text_20_body">Such questions include:</text:p>
      <text:list text:style-name="L2">
        <text:list-item>
          <text:p text:style-name="P2">What experiments overlap?</text:p>
        </text:list-item>
        <text:list-item>
          <text:p text:style-name="P2">How to change the experiment setting so that it fits in a batch?</text:p>
        </text:list-item>
        <text:list-item>
          <text:p text:style-name="P2">What would happen if we swap experiment priorities?</text:p>
        </text:list-item>
        <text:list-item>
          <text:p text:style-name="P2">What experiments would be kicked out if I am to get in the batch</text:p>
        </text:list-item>
        <text:list-item>
          <text:p text:style-name="P2">Can I use a smart search algorithm to find optimal batch composition to maximise throughput, while limiting underpowered or biased experiments?</text:p>
        </text:list-item>
        <text:list-item>
          <text:p text:style-name="P2">Can I combine the estimator and clustering to create high auction purity adsets, close to a specified custom flag?</text:p>
        </text:list-item>
        <text:list-item>
          <text:p text:style-name="P2">Can I forecast traffic with assumptions, different than ’a<text:a xlink:type="simple" xlink:href="https://docs.google.com/document/d/1LZzI4-iJ04iEJ32xkUsN_FHwFzM01YdNXFmihcGkRIc/edit#heading=h.wdne1s81v88t" office:name=""><text:span text:style-name="Definition">ds this week are the same as last’</text:span></text:a>?</text:p>
        </text:list-item>
        <text:list-item>
          <text:p text:style-name="P2">Can we onboard onto the platform QRT Scheduler?</text:p>
        </text:list-item>
      </text:list>
      <text:p text:style-name="First_20_paragraph">The high dimensionality creates problems where there should be none (sevs with scheduler runtime from april-may), turn the easy ones into month-long projects, disable answering the hard ones, limiting throughput, and makes for a complex and brittle system design, having to call presto and dataswarm for every small calculation and have it run for at least 5-10 minutes, disabling thoughts of interactive user-facing flows.<text:line-break/>It also makes trying to optimise any objective function a pointless exercise.</text:p>
      <text:h text:style-name="Heading_20_3" text:outline-level="3"><text:bookmark-start text:name="problem-statement"/>Problem Statement<text:bookmark-end text:name="problem-statement"/></text:h>
      <text:p text:style-name="First_20_paragraph">We start up with a matrix of the kind:dim(A) = [|ad_unit|,|csbqrt experiments_within_a_batch|] (see <text:a xlink:type="simple" xlink:href="https://fburl.com/data/w5fetz5x" office:name=""><text:span text:style-name="Definition">cs_bqrt_estimator_eligibility_results</text:span></text:a>)</text:p>
      <text:p text:style-name="Text_20_body">We want a matrix A1, non-negative, entries, s.t.:k is ‘small enough’, latent space, like 20-100.dim(A1) = [k,|csbqrt_experiments|]# overall traffic is preserved, i.e.</text:p>
      <text:p text:style-name="Text_20_body">A.T<text:span text:style-name="T2">ones(|ad_units|) = A1.T</text:span>ones(k)Interactions between experiments (competition for traffic) is preserved as much as possible</text:p>
      <text:p text:style-name="Text_20_body">Min ||A.T<text:span text:style-name="T2">A-A1.T</text:span>A1||</text:p>
      <text:p text:style-name="Text_20_body">One approach how to do this is Nonnegative Matrix Factorization (NMF), where we find <draw:frame draw:style-name="fr1" text:anchor-type="as-char"><draw:object xlink:href="Formula-0/" xlink:type="simple" xlink:show="embed" xlink:actuate="onLoad"/></draw:frame> and <draw:frame draw:style-name="fr1" text:anchor-type="as-char"><draw:object xlink:href="Formula-2/" xlink:type="simple" xlink:show="embed" xlink:actuate="onLoad"/></draw:frame>, such that <draw:frame draw:style-name="fr1" text:anchor-type="as-char"><draw:object xlink:href="Formula-4/" xlink:type="simple" xlink:show="embed" xlink:actuate="onLoad"/></draw:frame>, and <draw:frame draw:style-name="fr1" text:anchor-type="as-char"><draw:object xlink:href="Formula-6/" xlink:type="simple" xlink:show="embed" xlink:actuate="onLoad"/></draw:frame> and <draw:frame draw:style-name="fr1" text:anchor-type="as-char"><draw:object xlink:href="Formula-8/" xlink:type="simple" xlink:show="embed" xlink:actuate="onLoad"/></draw:frame> are non-negative.</text:p>
      <text:h text:style-name="Heading_20_1" text:outline-level="1"><text:bookmark-start text:name="assignment-backend-in-the-dimensionality-reduced-setting"/>Assignment Backend in the Dimensionality Reduced Setting <text:bookmark-end text:name="assignment-backend-in-the-dimensionality-reduced-setting"/></text:h>
      <text:p text:style-name="P3">graph TB</text:p>
      <text:p text:style-name="P4"><text:s text:c="4"/>A[Eligibility Matrix A]</text:p>
      <text:p text:style-name="P5"><text:s text:c="4"/>W[Matrix W]</text:p>
      <text:p text:style-name="P6"><text:s text:c="4"/>H[Matrix H]</text:p>
      <text:p text:style-name="P7"><text:s text:c="4"/>A1[Reduced Matrix A1 = WH]</text:p>
      <text:p text:style-name="P8"><text:s text:c="4"/>%%TSB["Traffic Selection Bias (TSB)"]</text:p>
      <text:p text:style-name="P9"><text:s text:c="4"/>%% AP["Auction Purity (AP)"]</text:p>
      <text:p text:style-name="P10"><text:s text:c="4"/>AU["Adunits Snapshot (AU)"]</text:p>
      <text:p text:style-name="P11"><text:s text:c="4"/>E["Experiment Snapshot (6+ months of data) (E)"]</text:p>
      <text:p text:style-name="P12"><text:s text:c="4"/>LatentExperiment["Experiment Setup to Latent Vector ()"]</text:p>
      <text:p text:style-name="P13"/>
      <text:p text:style-name="P14"><text:s text:c="4"/>%% LatentGuardrail["Latent Traffic Profile Vector to Guardrail"]</text:p>
      <text:p text:style-name="P15"><text:s text:c="4"/>NewAdunit--&gt;NewAdunitToLatent</text:p>
      <text:p text:style-name="P16"><text:s text:c="4"/>NewAdunitToLatent["New Adunit - Latent Representation"]</text:p>
      <text:p text:style-name="P17"/>
      <text:p text:style-name="P18"><text:s text:c="4"/>Scheduler["Scheduler" ]</text:p>
      <text:p text:style-name="P19"><text:s text:c="4"/>RequestedTrafficMatrix["Requested Traffic Matrix"]</text:p>
      <text:p text:style-name="P20"><text:s text:c="4"/>X["Assigned Traffic Profile Vector For Scheduled Experiments"]</text:p>
      <text:p text:style-name="P21"><text:s text:c="4"/>%% Edges</text:p>
      <text:p text:style-name="P22"><text:s text:c="4"/>A1 --&gt; LatentExperiment</text:p>
      <text:p text:style-name="P23"><text:s text:c="4"/>A1 --&gt; LatentGuardrail</text:p>
      <text:p text:style-name="P24"><text:s text:c="4"/>A1 --&gt; NewAdunitToLatent</text:p>
      <text:p text:style-name="P25"/>
      <text:p text:style-name="P26"><text:s text:c="4"/>subgraph EstimatorPipelines</text:p>
      <text:p text:style-name="P27"><text:s text:c="4"/>AU --&gt; EEP</text:p>
      <text:p text:style-name="P28"><text:s text:c="4"/>E --&gt; EEP</text:p>
      <text:p text:style-name="P29"><text:s text:c="4"/>EEP['Eligibility Estimator Pipeline'] --&gt; A</text:p>
      <text:p text:style-name="P30"><text:s text:c="4"/>end</text:p>
      <text:p text:style-name="P31"/>
      <text:p text:style-name="P32"><text:s text:c="4"/>subgraph dimred["Dimensionality Reduction Training"]</text:p>
      <text:p text:style-name="P33"><text:s text:c="4"/>A --&gt;|NMF| W</text:p>
      <text:p text:style-name="P34"><text:s text:c="4"/>A --&gt;|NMF| H</text:p>
      <text:p text:style-name="P35"><text:s text:c="4"/>W &amp; H --&gt; A1</text:p>
      <text:p text:style-name="P36"><text:s text:c="4"/>b</text:p>
      <text:p text:style-name="P37"><text:s text:c="4"/>end</text:p>
      <text:p text:style-name="P38"/>
      <text:p text:style-name="P39"><text:s text:c="4"/>%% NewAdunit --&gt; Scheduler</text:p>
      <text:p text:style-name="P40"><text:s text:c="4"/>%%LatentExperiment --&gt; RequestedTrafficMatrix</text:p>
      <text:p text:style-name="P41"><text:s text:c="4"/>subgraph Scheduling</text:p>
      <text:p text:style-name="P42"><text:s text:c="4"/>LatentGuardrail --&gt; Scheduler</text:p>
      <text:p text:style-name="P43"><text:s text:c="4"/>LatentExperiment --&gt; Scheduler</text:p>
      <text:p text:style-name="P44"><text:s text:c="4"/>Scheduler--&gt;X</text:p>
      <text:p text:style-name="P45"><text:s text:c="4"/></text:p>
      <text:p text:style-name="P46"/>
      <text:p text:style-name="P47"><text:s text:c="4"/>end</text:p>
      <text:p text:style-name="P48"/>
      <text:p text:style-name="P49"><text:s text:c="4"/>X--&gt;|Latent Traffic Allocation Vector| DotProduct</text:p>
      <text:p text:style-name="P50"><text:s text:c="4"/>subgraph TrafficAssignment</text:p>
      <text:p text:style-name="P51"><text:s text:c="4"/>NewAdunitToLatent --&gt; DotProduct</text:p>
      <text:p text:style-name="P52"><text:s text:c="4"/>DotProduct --&gt; Assign["Assignment Algorithm"]</text:p>
      <text:p text:style-name="P53"><text:s text:c="4"/>end</text:p>
      <text:p text:style-name="First_20_paragraph">Reminder- we have the main matrix eligibility matrix we work off of <draw:frame draw:style-name="fr1" text:anchor-type="as-char"><draw:object xlink:href="Formula-10/" xlink:type="simple" xlink:show="embed" xlink:actuate="onLoad"/></draw:frame>, which has rows as adunits, and columns as experiment setups, and 1s and 0s in the cells. Then, say the nonnegative matrix factorization (NMF) is <draw:frame draw:style-name="fr1" text:anchor-type="as-char"><draw:object xlink:href="Formula-12/" xlink:type="simple" xlink:show="embed" xlink:actuate="onLoad"/></draw:frame>.</text:p>
      <text:h text:style-name="Heading_20_2" text:outline-level="2"><text:bookmark-start text:name="additional-tools"/>Additional tools<text:bookmark-end text:name="additional-tools"/></text:h>
      <text:p text:style-name="First_20_paragraph">We want to remember that we also have the following tools:</text:p>
      <text:list text:style-name="L3">
        <text:list-item>
          <text:p text:style-name="P54">Tool to compute traffic selection bias for a given adset (‘virtual traffic guardrails’ pipeline )- call it <draw:frame draw:style-name="fr1" text:anchor-type="as-char"><draw:object xlink:href="Formula-14/" xlink:type="simple" xlink:show="embed" xlink:actuate="onLoad"/></draw:frame></text:p>
        </text:list-item>
        <text:list-item>
          <text:p text:style-name="P54">Tool to compute auction purity for a given adset- call it <draw:frame draw:style-name="fr1" text:anchor-type="as-char"><draw:object xlink:href="Formula-16/" xlink:type="simple" xlink:show="embed" xlink:actuate="onLoad"/></draw:frame></text:p>
        </text:list-item>
        <text:list-item>
          <text:p text:style-name="P54">Tool to compute the adunits from a given snapshot of time in the past an experiment is requesting- call it <draw:frame draw:style-name="fr1" text:anchor-type="as-char"><draw:object xlink:href="Formula-18/" xlink:type="simple" xlink:show="embed" xlink:actuate="onLoad"/></draw:frame> (at least one)- this is ‘eligibility table’</text:p>
        </text:list-item>
        <text:list-item>
          <text:p text:style-name="P54">Tool to compute the experiments an adunit is eligible for- call it <draw:frame draw:style-name="fr1" text:anchor-type="as-char"><draw:object xlink:href="Formula-20/" xlink:type="simple" xlink:show="embed" xlink:actuate="onLoad"/></draw:frame>- matching rules from scuba.</text:p>
        </text:list-item>
      </text:list>
      <text:p text:style-name="First_20_paragraph">At present we have all these tools as Dataswarm pipelines or queries.</text:p>
      <text:h text:style-name="Heading_20_2" text:outline-level="2"><text:bookmark-start text:name="computations-in-the-dimensionality-reduced-space"/>Computations in the Dimensionality Reduced Space<text:bookmark-end text:name="computations-in-the-dimensionality-reduced-space"/></text:h>
      <text:p text:style-name="First_20_paragraph">Say we want to assignment and guardrail computation in the dimensionally reduced space. We will show how those are linear or dot product operations with stuff we are already doing.</text:p>
      <text:p text:style-name="Text_20_body">A key point here is that <draw:frame draw:style-name="fr1" text:anchor-type="as-char"><draw:object xlink:href="Formula-22/" xlink:type="simple" xlink:show="embed" xlink:actuate="onLoad"/></draw:frame> is ‘invertible’, if not in the mathematical sense, then least in the sense we can take a set of experiment setups, and find all ads they requested (from the training set).</text:p>
      <text:h text:style-name="Heading_20_3" text:outline-level="3"><text:bookmark-start text:name="new-experiment-setup-to-latent-vector"/>New Experiment Setup to Latent Vector<text:bookmark-end text:name="new-experiment-setup-to-latent-vector"/></text:h>
      <text:p text:style-name="First_20_paragraph">This is simply <draw:frame draw:style-name="fr1" text:anchor-type="as-char"><draw:object xlink:href="Formula-24/" xlink:type="simple" xlink:show="embed" xlink:actuate="onLoad"/></draw:frame>- first we find the adunits, then project with W.</text:p>
      <text:h text:style-name="Heading_20_2" text:outline-level="2"><text:bookmark-start text:name="latent-traffic-profile-vector-to-guardrail"/>Latent Traffic Profile Vector to Guardrail<text:bookmark-end text:name="latent-traffic-profile-vector-to-guardrail"/></text:h>
      <text:p text:style-name="First_20_paragraph">This is simply <draw:frame draw:style-name="fr1" text:anchor-type="as-char"><draw:object xlink:href="Formula-26/" xlink:type="simple" xlink:show="embed" xlink:actuate="onLoad"/></draw:frame>- first we invert W to find the (weighted) adunits, then project via the pipeline calculation. So, we need to add weighting somewhere in the traffic selection bias pipeline .</text:p>
      <text:h text:style-name="Heading_20_2" text:outline-level="2"><text:bookmark-start text:name="new-adunit-to-latent-vector"/>New Adunit to Latent Vector<text:bookmark-end text:name="new-adunit-to-latent-vector"/></text:h>
      <text:p text:style-name="First_20_paragraph">We can get custom flags, opt goals, etc.</text:p>
      <text:p text:style-name="Text_20_body">This also is an approach to solve ‘latency of assignment’ problem. Say we have a new adunit. We want to know what is it’s latent embedding, so we can assign it.</text:p>
      <text:p text:style-name="Text_20_body">But, we do know the experiments it’s eligible for. Then we can use the inverse transform of W(?) to find adunits (from the historical dataset) that may have been often part of the same experiments. We can even weight these connections to total # of adunits the experiment requested. Then we can see ‘similar’ historical adunits, and project via <draw:frame draw:style-name="fr1" text:anchor-type="as-char"><draw:object xlink:href="Formula-28/" xlink:type="simple" xlink:show="embed" xlink:actuate="onLoad"/></draw:frame>.</text:p>
      <text:p text:style-name="Text_20_body">For the purposes of the assignment algorithm, we also need to normalize the result.</text:p>
      <text:h text:style-name="Heading_20_3" text:outline-level="3"><text:bookmark-start text:name="assignment-algorithm"/>Assignment Algorithm<text:bookmark-end text:name="assignment-algorithm"/></text:h>
      <text:p text:style-name="First_20_paragraph">In the Scheduler proposal, we proposed to get rid of the priorit system, and have the following inputs for traffic requirements and outputs for whether the experiment gets scheduled and how much traffic it gets.</text:p>
      <text:p text:style-name="Text_20_body"><draw:frame draw:style-name="fr1" text:anchor-type="as-char"><draw:object xlink:href="Formula-30/" xlink:type="simple" xlink:show="embed" xlink:actuate="onLoad"/></draw:frame>- the traffic requirements for the experiment <draw:frame draw:style-name="fr1" text:anchor-type="as-char"><draw:object xlink:href="Formula-32/" xlink:type="simple" xlink:show="embed" xlink:actuate="onLoad"/></draw:frame> for dimension <draw:frame draw:style-name="fr1" text:anchor-type="as-char"><draw:object xlink:href="Formula-34/" xlink:type="simple" xlink:show="embed" xlink:actuate="onLoad"/></draw:frame>. <draw:frame draw:style-name="fr1" text:anchor-type="as-char"><draw:object xlink:href="Formula-36/" xlink:type="simple" xlink:show="embed" xlink:actuate="onLoad"/></draw:frame>- whether the experiment <draw:frame draw:style-name="fr1" text:anchor-type="as-char"><draw:object xlink:href="Formula-38/" xlink:type="simple" xlink:show="embed" xlink:actuate="onLoad"/></draw:frame> is scheduled in week <draw:frame draw:style-name="fr1" text:anchor-type="as-char"><draw:object xlink:href="Formula-40/" xlink:type="simple" xlink:show="embed" xlink:actuate="onLoad"/></draw:frame>. <draw:frame draw:style-name="fr1" text:anchor-type="as-char"><draw:object xlink:href="Formula-42/" xlink:type="simple" xlink:show="embed" xlink:actuate="onLoad"/></draw:frame>- the amount of traffic assigned to experiment <draw:frame draw:style-name="fr1" text:anchor-type="as-char"><draw:object xlink:href="Formula-44/" xlink:type="simple" xlink:show="embed" xlink:actuate="onLoad"/></draw:frame> in week <draw:frame draw:style-name="fr1" text:anchor-type="as-char"><draw:object xlink:href="Formula-46/" xlink:type="simple" xlink:show="embed" xlink:actuate="onLoad"/></draw:frame> for traffic type <draw:frame draw:style-name="fr1" text:anchor-type="as-char"><draw:object xlink:href="Formula-48/" xlink:type="simple" xlink:show="embed" xlink:actuate="onLoad"/></draw:frame>.</text:p>
      <text:p text:style-name="Text_20_body">The <draw:frame draw:style-name="fr1" text:anchor-type="as-char"><draw:object xlink:href="Formula-50/" xlink:type="simple" xlink:show="embed" xlink:actuate="onLoad"/></draw:frame> variables then represent our intent to assign <draw:frame draw:style-name="fr1" text:anchor-type="as-char"><draw:object xlink:href="Formula-52/" xlink:type="simple" xlink:show="embed" xlink:actuate="onLoad"/></draw:frame> of the i-typed traffic to experiment <draw:frame draw:style-name="fr1" text:anchor-type="as-char"><draw:object xlink:href="Formula-54/" xlink:type="simple" xlink:show="embed" xlink:actuate="onLoad"/></draw:frame> it actually runs in week <draw:frame draw:style-name="fr1" text:anchor-type="as-char"><draw:object xlink:href="Formula-56/" xlink:type="simple" xlink:show="embed" xlink:actuate="onLoad"/></draw:frame>. The scheduler will have a constraint so that for each <draw:frame draw:style-name="fr1" text:anchor-type="as-char"><draw:object xlink:href="Formula-58/" xlink:type="simple" xlink:show="embed" xlink:actuate="onLoad"/></draw:frame>, <draw:frame draw:style-name="fr1" text:anchor-type="as-char"><draw:object xlink:href="Formula-60/" xlink:type="simple" xlink:show="embed" xlink:actuate="onLoad"/></draw:frame> , the sum over the experiments will be 1:</text:p>
      <text:p text:style-name="Text_20_body"><draw:frame draw:style-name="fr1" text:anchor-type="as-char"><draw:object xlink:href="Formula-62/" xlink:type="simple" xlink:show="embed" xlink:actuate="onLoad"/></draw:frame>.</text:p>
      <text:p text:style-name="Text_20_body">And then we also assign to each adunit a non-negative, summing to 1, vector of how much traffic it gets from each traffic profile, and do a dot product with the y-adjusted traffic matrix, the sum will be 1.</text:p>
      <text:p text:style-name="Text_20_body">Based on this, we can modify ONLY the ‘Assign deterministic segments with experiment priorities’ and ‘Select experiments using L2/L3/L4 hash’ parts of the assignment algorithm, after recording the <draw:frame draw:style-name="fr1" text:anchor-type="as-char"><draw:object xlink:href="Formula-64/" xlink:type="simple" xlink:show="embed" xlink:actuate="onLoad"/></draw:frame> quantities in some laser table.</text:p>
      <text:h text:style-name="Heading_20_3" text:outline-level="3"><text:bookmark-start text:name="we-can-try-to-solve-the-latency-issue-like-this-as-well"/>We can try to solve the latency issue like this as well<text:bookmark-end text:name="we-can-try-to-solve-the-latency-issue-like-this-as-well"/></text:h>
      <text:p text:style-name="First_20_paragraph">After we see historical adunits, we check their clusters, and assign based on that.</text:p>
      <text:p text:style-name="Text_20_body">**</text:p>
      <text:p text:style-name="Text_20_body">**</text:p>
      <text:p text:style-name="Text_20_body">==⚠ Switch to EXCALIDRAW VIEW in the MORE OPTIONS menu of this document. ⚠== You can decompress Drawing data with the command palette: ‘Decompress current Excalidraw file’. For more info check in plugin settings under ‘Saving’</text:p>
      <text:h text:style-name="Heading_20_1" text:outline-level="1"><text:bookmark-start text:name="excalidraw-data"/>Excalidraw Data<text:bookmark-end text:name="excalidraw-data"/></text:h>
      <text:h text:style-name="Heading_20_2" text:outline-level="2"><text:bookmark-start text:name="text-elements"/>Text Elements<text:bookmark-end text:name="text-elements"/></text:h>
      <text:p text:style-name="First_20_paragraph">Chronos ^DnR0E4SC</text:p>
      <text:p text:style-name="Text_20_body">Hack ^RLYbqpHR</text:p>
      <text:p text:style-name="Text_20_body">Dataswarm ^eV2Us8IO</text:p>
      <text:p text:style-name="Text_20_body">Ent ^7fSPlKwQ</text:p>
      <text:p text:style-name="Text_20_body">Hive ^4fPZjDuf</text:p>
      <text:p text:style-name="Text_20_body">write ^7DxrVbJz</text:p>
      <text:p text:style-name="Text_20_body">read ^zsc2rpQZ</text:p>
      <text:p text:style-name="Text_20_body">proposed ^SChWV98P</text:p>
      <text:p text:style-name="Text_20_body">Bento/FbLearner flow ^aoJvl0Wo</text:p>
      <text:p text:style-name="Text_20_body">Optional/Stretch ^FoU83DRF</text:p>
      <text:p text:style-name="Text_20_body">iterations ^4prCvL77</text:p>
      <text:p text:style-name="Text_20_body">cs_bqrt_estimator_eligibility_results</text:p>
      <text:p text:style-name="Text_20_body">like (experiment, adunit, custom flags)</text:p>
      <text:p text:style-name="Text_20_body">^HfUyS91j</text:p>
      <text:p text:style-name="Text_20_body">Dimensionality Reduction Function In: Experiment_setup Out: k- dimensional Vector k between 10 and 300 ^3kzuctFo</text:p>
      <text:p text:style-name="Text_20_body">very small ^sUWxa3Rk</text:p>
      <text:p text:style-name="Text_20_body">Training Dataset Creation ^XFNbb78H</text:p>
      <text:p text:style-name="Text_20_body">clustered ^3oDVJr65</text:p>
      <text:p text:style-name="Text_20_body">try to support clusters? ^cf9xW45u</text:p>
      <text:p text:style-name="Text_20_body">Dimensionality Reducton Dataset Gathering ^KPJJQwwD</text:p>
      <text:p text:style-name="Text_20_body">Dimensionality Reduction Function</text:p>
      <text:p text:style-name="Text_20_body">Research on Dimensionality Reduction mfunctions Probably 2 weeks ^42uaA5nU</text:p>
      <text:p text:style-name="Text_20_body">Final Dimensionality Reduction + ‘experiment setup to vector’ function ^1dOsAox8</text:p>
      <text:p text:style-name="Text_20_body">Clustering Provisions (risk) Stable-ish clusters? Clusters as ^YZ6TWkYs</text:p>
      <text:p text:style-name="Text_20_body">Cluster guardrail checks See if we can replicate the cluster guardrail checks in the ‘new’ dimensionality reduced space.</text:p>
      <text:p text:style-name="Text_20_body">tbd Probably 10 working days? ^YSJGGoLA</text:p>
      <text:p text:style-name="Text_20_body">Bin Packing Algorithm<text:line-break/>6 working days</text:p>
      <text:p text:style-name="Text_20_body">(With priority as now) Without priority system- maybe can pack more.</text:p>
      <text:p text:style-name="Text_20_body">if clusters, then can plan multiple weeks ahead (15 working days total) ^Bsp0eF9X</text:p>
      <text:p text:style-name="Text_20_body">If no changes to priority, can release, allocate experiments similiarly ^NesA2Gra</text:p>
      <text:p text:style-name="Text_20_body">Build out ‘what if’ scenarios, overall scheduling flow, etc. ?? 20 working days? ^ZlgPxvN8</text:p>
      <text:p text:style-name="Text_20_body">Backend Investigation- ^AY1aljAB</text:p>
      <text:p text:style-name="Text_20_body">With Priority System as Now- No backend changes; Dimensionality reduction part only logged on the backend ^FaZQ854Y</text:p>
      <text:p text:style-name="Text_20_body">Remove Priority System ^DcIBA9w8</text:p>
      <text:p text:style-name="Text_20_body">Assignment Backend to Support Dimensionality Reduction 20 work days? Risky, Sergei to advice ^lI3JBPic</text:p>
      <text:p text:style-name="Text_20_body">Testing Period ^RwOQBUBY</text:p>
      <text:p text:style-name="Text_20_body">Release ^2y001X60</text:p>
      <text:p text:style-name="Text_20_body">%% ## Drawing</text:p>
      <text:p text:style-name="P55">N4KAkARALgngDgUwgLgAQQQDwMYEMA2AlgCYBOuA7hADTgQBuCpAzoQPYB2KqATLZMzYBXUtiRoIACyhQ4zZAHoFAc0JRJQgEYA6bGwC2CgF7N6hbEcK4OCtptbErHALRY8RMpWdx8Q1TdIEfARcZgRmBShcZQUebQBWbR4aOiCEfQQOKGZuAG1wMFAwYuh4cXRA7CiOZWCU4shGFnYuNABGDv4SptZOADlOMW4ANgAWeOGATgBmHgAGSa7IQg5i</text:p>
      <text:p text:style-name="P56"/>
      <text:p text:style-name="P57">LG4ITTaAUXqSwmYAETSoBGJuADMCMKWIEg3JI3xtgCULgA1NABk4benCPr4UiaTQAa30yVuF0I+HwAGVYHUJIIPHsBFBSGxQQgAOokdTcUa3ZgYrEIBEwJHoFH3W6YvySDjhHLtW5sOC4bBqGDcNpzOa3ay1coCgqQTCEgAcbW001mbXi02GPEmAHY2qMxrcee02pMZTM1ZNRqM2qqpvFiaTsQBhNj4NikDYAYjaCDdbrRm05oOU9NWdodTokzs0</text:p>
      <text:p text:style-name="P58"/>
      <text:p text:style-name="P59">PAuPBBXoo+Mk3B40xlw1VqpmqbmPElGclt0kCEIymk8eT2imqZmmbmmpmxIQZxGPA6bUlo0mooaED9wjgAEliCzUPkGpAAEJtABW03oAEEhIy2sR8HAAPqYacAR2I48IPLFAF0oeQMn3uBwhLC6cJVkzmAOih3YIhuNMxQBfW6aK/EbbBDJZAdDg094PmUGynJgUBovs5wSO8ABifQgqqkoABIQGKYDvhhwHQRsyj0M4kwAGr4AAWgA4uuI4UH0k</text:p>
      <text:p text:style-name="P60"/>
      <text:p text:style-name="P61">qkDwACKACyhxwUIADSUGQI+5QQLgpCYlQGGvvutxCHAxC4KcMGoGaKoZqMkrDPy5q3EQHCgqe574GpbDYNiMlXPgYQFFhxTAaUT4SOBkG3D0LTPu23RML0HADBwQztNMirDPEMySpaYp3Ks6wSFscFegcxzBNJlzXAgtz3LBCFIahXrQrCFJUhANLnFamLYnixAEmgfBBSSBXkoivG5V69KFjeA5tGyHJcrAvL8oKNRUk54rcPECzaKmHSGpMPA8</text:p>
      <text:p text:style-name="P62"/>
      <text:p text:style-name="P63">IpAXary0z8kNkqSsNczxKmKo5uV1oIIGjouh67pIB+PpdkIAb2jt1nkBwzAcoEWTRrGvKqqMQ1+QF6opqq0yjNM60dnmBZFmgA21vWpXVk9jZEkFx29v2eQYRAY6TjOc4cAuS6rhuW47uhDQHkFFxHggJ5oGeF5Bf6xCNVp5Mdp+J3fr+mTZHk+MduJkmxe0qryRNSkqcMakrJppPabp+mg6gRk3ATnBQHChBGOU8xQnLcG4PoMI6qggUPlgkESA</text:p>
      <text:p text:style-name="P64"/>
      <text:p text:style-name="P65">AKuQKwrMoqCHFJoQIFAqAADocDagRSQ5dKUIb+sbMbuCmzUFtW2EtsO07IRQK7QU2dORDKK06BiFkTBek0YfuFHBaxxAmvEIuB1BXoWQ+0ypAk+gjzPG8nw/H8AJAiC4KQkFjoFisBAexBXsmxwZv+1Egf247zth5wXq4EIUBsC84SK+UGJCAlQXqQgKH5oWBuyUk8SmV0Fk8Rs/GCUnLkOWgs2LEF9n9IM5RfW0PBTL5qqJSFEphW05GRUcJyS9</text:p>
      <text:p text:style-name="P66"/>
      <text:p text:style-name="P67">L88dkl6D4UIiRCiVEaJ0UYixNinEoQwnhNVDYtV8pkiKiVVAUMOwVTJFlGq9paQU2EA1ZkvIWqcm5B1XqfFuoiluC/VAPNnrDACvETMqZlI1iCtrNosxhhDRVCaL60wPpViQbaM6wZ0Cun2p6Q6+ljqnSDC6OsmgEBXHusVOMuo5iyi4Z9LMy1FI80fkFf6q9uBaLvoqD6CYFjMMmJKaYIMZIdCmAIyUdjbgwz7ABBGSMpyznnIuFca5Nzbl3HjQ</text:p>
      <text:p text:style-name="P68"/>
      <text:p text:style-name="P69">8GtiYyTJjpfBDNqZoBwpZZWb4Pxfh/OkZmAE2YlA5lJSWck2wtmbDwCY6CSjqRFqgGJ4sDJxWMr/EoJJ+JQBHCsRwNRuBJLSH+KAJcpBPFeB8b4vx/iAmBGCCEUEIAXD0kIAcWj+QzH5G0ZUPNloLDmILBGyhcBwF5EmVU8Rvo82GN5I5ioyrDhmYQTAZwAAKbAVhrxiakoKmRiBtNWGbLpCMenM36dObApFlCaEIG0Q2mhEDLiYjaSUUByKHE0H</text:p>
      <text:p text:style-name="P70"/>
      <text:p text:style-name="P71">CAAqtM2Z2B5lmO0Don64w7GrNmuMeIusOy7P2ayBG0I7nEEec8mm+A3kdnwKEKAdp9CaxkA8p5d1Ra0yaVEUgUBpwCTYBQPMuBoli3easEVgkJUyT4qKqgtw4A8pZmgQCxQtXFF6rqjCOTtUYTAB0LRiZBE/X5McxaPAjHDjAM4cxvlBEpmsZMWx9iDX7i3gUHeoEJCVGqMKQ+zRh5AwmHZI+l8PLlGlL5CYZYn5rFoZsNoaFEqfxit/eKiVFVAp</text:p>
      <text:p text:style-name="P72"/>
      <text:p text:style-name="P73">BWCiFUKEAwrhQipFqL0qwOwQg3BeUNqVRQRo3gIiqqUhwaiS8DIEmyRIW1ThnUgpCh6jQ7g9jEiTEnXfRhcwFRZiuSUThzZJgJE1HMJa8oF3okqttcREBJF7S9JoI6lNd2KIQMo1RtwYzqMJKaUss0uHEqep0YxK9AaoETDwy18RmwZg1H5LU5U6wyXmHKfUcwlRbs7PSWG3jrkAE1Dj0FIggOY5EODkQQIbSUy4CDrgYmK9cTolijgnH41G6Mgl</text:p>
      <text:p text:style-name="P74"/>
      <text:p text:style-name="P75">Y1CbjYohqZlExLjUuJ14iGJIRrvE+TKSj01WBk3p8GgLGruIqwBxEyKUWorReizFWIcS4skveyq6PFDMsJ+1omNikGUCOC4GlARGDhOOQ4K1iCHCVsMTQwxFNcfQPvMVqnMKkZwssRVKELgopgHCfU45bP+vQDZJzIlwlBTyVzWSPM2x82Uuu7ZzLhYMtqdmhpPrzIRwC9AT2kbQ2xz5M1c+Ua3JXzHccn6/MCt/2fhsLYPYP7RRtilmWf93Oee8</text:p>
      <text:p text:style-name="P76"/>
      <text:p text:style-name="P77">75qtmV4HIjrV6TBhUHqlVbTWnrna4mENvMQxurUyHtEHR2Yd1Cgq0MWjw1UVZNSZlNNKFa012i2riJ9M5P0OjTGNGaVtZ6Qx7WkUFY9sjT1iLApda6/FmZqNQUqcxeoIajHNMaWd8WSgmI/QqChYRJZuL5Ouklv0SieLhpqhGSGUNoYw1hnDeH8AEaIyRnx5GUYBIxsE7GYT6MROPFK/lkBKY9pY3TdJTN/yszEhJfJTiosKX5nFoWGkksLz0nUt</text:p>
      <text:p text:style-name="P78"/>
      <text:p text:style-name="P79">AP9VZZAVkreMFDZlZHVprfA2tSXcU9hIbAzBlyaGI1AZc4Qw76Cko6bX0dCBgqILAZcgRmDnmyA7B2RBsSoAABRYEQKQQgvTqCoElSdNQ1AHaYpJAYKWLLlDMAAJQ264G7Cgbc14QFV+rzX2uSRu/16QQ3zcTfcnN+EK3zAI924QI753TA3fMw917ruUBfceXmePfQQfohh4j16SO0cM7x1OHjjsydzAEDTjHDYWcc5enzlEFYTBAXAtBeCyF0LY</text:p>
      <text:p text:style-name="P80"/>
      <text:p text:style-name="P81">XwsRcitFbJXf+FbsruOauNdCqT7r1P6fVCZ7Nxb3P+fCD26d5gF3pesjl+IN7qvfva+B4uMHpvHAHYjzHhPKeEu0Cz0aUgEXmXgBjXhlFKTS0KAyysgqAQCqEWxDVcmfHGhy1cnck8l4CrHdVvjsUV2CmTRqzaAACl6sv5DIc0gp/4IAWB2R6B3gEBJRvwLg01JBxxsB9AcQKArNOs4F21a0xsMFNom1CRhtutqResu0Jsmo+1ZtZJ5sSgEC0AKF</text:p>
      <text:p text:style-name="P82"/>
      <text:p text:style-name="P83">aEuFBFtBDRSk/JZgXU4dIBOFxo4hhhhgFQzRBESVlIgdt0yQrsJE0NzU2gj0T0vwbD907CuEHDr1Bs0FRg4hxhbU3F7F1s3EUxcx3015TQV0/tFplpmxqxfJykBAQN4wVpJR5JmwPFYMvF4ZrlfFCc0ZAlMYQkcZRICYmMqdYkOxad2NUAkk7MXwGh1NIA+NGZMlmckdhxXMtMJBlx9BDgENmA4IYA9BSARxtgiC4R4gexlAzkGIu9rk7MlUD5hI</text:p>
      <text:p text:style-name="P84"/>
      <text:p text:style-name="P85">XMRMqC2gEN3hnB3hJBoRlA4R1x4gGIUJpwENlBmD6Blx/MYDFjHNljsIRMFigtSM3MNhphQQjAhAqg4I2BgsVjNMqCdM9MDN8AjMTMzMLMEArMbNnilMJAHMhJhwQtycws2cItCkudYtVIF5Es+UKiKlBcmsEBIC/VrinjCtctkjdCGAit0DyguFLF3opgk1Qp0AthoFKDM1GtyCGlc1Xj3jPioBvieCRtxCBCBVG0vDoN+s21spEFxtGRqjKsSh</text:p>
      <text:p text:style-name="P86"/>
      <text:p text:style-name="P87">2RSF2o5sKFFDUBlCZoZgcVloUwfI75TQ8DOEfpfD+QlJJ1kwikz5BCd0ntrspFc46YnCGYXCMRrBXtbpbIgob1PtZgcUfsBo1RfJlQ8CQcwD5DEjJYjlZofp0wMjuwsj2iOxcj/F8jicaNijQsOxCZIlmNpVKivw6dCzeNGdWiNVBwGNwsClOcYsBZecql6d8SJZuTmsShpd5Zp5JdRdBSNYtZ+pbggsJBDgb9XICBuRUBJ578qgWhUA2IPIh4P8</text:p>
      <text:p text:style-name="P88"/>
      <text:p text:style-name="P89">OAewOA0Btgr8S9ellxA5xIHYAB5MeNAUEZwVARwP8cc/AVAIiOA8eUgB2UEVAZRKACgOsDgOQz3VYT9fkOqd2DfCAUci8loCc2AKcs4AUuchc2czgB2Vc9czc13bc3cuAA8o81AE8s8sc4Cq8m8qoR0B8p8m2V8zID86wYgb8uYFvfWfvdvZmROHLFOPvNvQfEgYfW4UfQuCfRVGguAOghgpglgtgjgrgzQL0JuNffAGPDYQCzIS8yc6ciCzgeck</text:p>
      <text:p text:style-name="P90"/>
      <text:p text:style-name="P91">6aC5cuC1ADc6/JCm2PcjgQ8qAY808882S7C6828/CjSQil8t80ir82aSiwUb/SeVgP/VAAA3nJeMI3kDeYk6A3iQNBA1A4+TApUxoGkkrE+VsNseNBxSg6rV+L4UgrNNswAro9AUzQ4UgIQcifQPoSYL4IwEcKIbYTQacFFfQbAJiYUsQnKCQhtZBLwhInKTaEU2qsUmnAhBUybSlDsFU/tchLqYNJQ0dLyBUbQbbKsNxL6MYY5PbOQtQ3yKsAab</text:p>
      <text:p text:style-name="P92"/>
      <text:p text:style-name="P93">Q0YOYVIy7B0iRG7Z03jV0+Rc6WwyDdwj7ZtPURIf9RUBaFaZaAacMryubHhPyVZcYDUZCO+W1RxQkZCd1ZSeIKkhHITEoNMyjAoknWjEo3Mso/nIs+Jao2ogLeotTNJBmATLJbIjTa5KgnovogYoYx0UY8YyY6Y6YWYq43ieE34+4zTR47LVYxVaYNgQ4IiIg0gXyYLCG3JVE2s3mRSTEywiASpaGlsoXKWeKXykCUk2m7vIrXkCNcktAiK3gLhM</text:p>
      <text:p text:style-name="P94"/>
      <text:p text:style-name="P95">aRsFsW0/YeK1ktoKqjNBrCLEXSg+mxm5m1m+Iaqvg0bPBO0hq29Ibeq7EVquUmGqQqbXqmbNUuQjUqhMxEa2SJUSUcahaAKVaxhT6dhDsAdZCcazbHmYI+UWK620RBRR0w9GRX0R7ZOwLF7G6d7Tw221ABabQRaKdAKIO5MPUUI0A5Iz6tAC0LhYw2a6GTIxHQcfHZGdMqjQo0nVTBjPMynIWjq2G7q6pUspo8swTFnFEzmbm6LXmhs7EvnXE5LF</text:p>
      <text:p text:style-name="P96"/>
      <text:p text:style-name="P97">K3s8XZWKXNWfs+XQciOf87AXwEkJgesKPKSlXA+zvY+3eiCGijYDvei8kxi/AG+iQIfOodiuWTi4uRVDKrKnKvKgqoq3AEqsqiqnWxuVfFuSSve8+o++tBbJy3/GeLK1K4A+69eCApG31Py7TW8wK+W4KlhIK6NDA1I1a9dFUZklNLYPoJKrk+pdsl42CPS0iQY/QUiTQBiIwVUG0aYd4TEQgSQUEOYyADKXg2UuqxO3ERq0Qi20Uq2koeqLq6Q6</text:p>
      <text:p text:style-name="P98"/>
      <text:p text:style-name="P99">bVUgdL2oarU32hUIw9QgKCaDUF1TUOavkP7IaF9KdY7MYKUzaFwg9faRwh7Zwza1wo6xME63kMaBIL6cwxhFsVsJUSu0xNAfUIu80caNMWHDUdW6MmSJSFUI5dbfmgG9GoGgnDu0GrMsnMAXuqGpe1jKmOGzjBGnjMelGpnSsnVTotYjYrYnYgsfYw4440484y4mEhYimu4joh4zLMk/4xVZgFFHETAXAaYF4TSYSDmyAGsjneSYpVIiYPAwWvJ5</text:p>
      <text:p text:style-name="P100"/>
      <text:p text:style-name="P101">lAklK8WkoGm9uIhvLNsbZ2kyXX9IRC7OKgg1+fc2h/WiglrBBQZ4Z0ZzSGBLrWRtq+RqwgbfO6xyqR2iRhRzqntUKiAPq2Q6HQakdZbXkYwnhNxUpVsRhfUNUBOxdDqRhIaW+c1bAhUPA6U2x7ahx9OpxzO6AbOt7O6PO1BTx9USdVa5sElTUBaQJj9YGYDApAKZUOLFApupMlunVRGNJkGzMoorJnJ/M8ortNjYe5s0p/jcp7JVnaemZ2e7nLEh</text:p>
      <text:p text:style-name="P102"/>
      <text:p text:style-name="P103">LReke6nAW1Z+h1Kzstens2WGXLehXIc/8poGAVAZgPXWET/E+k1pgM1i1ggfAa1q+4VZilXOi4R6koVXvJ+t19AV+nayADi8fL+jYd4Zh1h9hzh7h3h/hwRz18SyB0+9AU181y1p1yPIdBBlypBueDykAoJ9BzeTB9LCW8mlTbZ/qV9aW3LfZ4Jj1W1EIk5lk1Ne5C5wk3k7o3o/owY4YgmiYqYmYz10R759q5qiU/Opq6U0d156gv5xUmQj2kFo</text:p>
      <text:p text:style-name="P104"/>
      <text:p text:style-name="P105">db24a8F9oP7LReuvUFUcJ5VpF3UVsJIHwmxP7NF8YDawlux27F0xxt05x50Nwtxsl06jMIu40uxfUFUSFu1YHNBlFiInwvUKsbhOUGu2SOdf7Y0JJ5uwGsjdu/l6jQVnuinKJAeudoegcSVzYcetGzVasrmhVta7bUpXyRs9Dh0VsrVq0FpL5DpZQX5a5f5LIfpH+7K3K/Kwq4q0q8qyq9FOZAcR1BIJSZMI5WdL9I5fUUjTsPZfqbQfkBTxThTj</text:p>
      <text:p text:style-name="P106"/>
      <text:p text:style-name="P107">oBIkR25blelFMhoLRVMOUeMgaXyQIyYSw4oGUKsKYddSdZ6xSDMVUL1Bo24D5Ojn5DjJj8p/pHivixg7YZglCVg9gzg7g6TjFLFJQ+T5Ub6E0VZYz91X9UpaT8lHe65alDT3lVu+1LRRUW+OSYjlsA0kzh1RZEaM6iYH7UpadRG+jEpgW1ldlTlaSOlNL7D5pIVOVMVBVdDj5Nr8VEIRVCm1VdVODnVMAPVEbg1UjYb0br6JIBYdUGxRsM5Zacbj</text:p>
      <text:p text:style-name="P108"/>
      <text:p text:style-name="P109">CYbvkOIYpV6L94z1ZX9hoab+YNUPkd1Bb2aYtnMhoVbt9jbz9nAn954gDvUIDtsb6O+OUez5EjsIIT8V8mSAA9Z7iTLfr/BsNHWI5PZxW1ZCacYE7Xb/AltrYBidtlew2jYdYzY7Y3Yhpo4k4s4toC4828Rsd6U4QtAKdlqmqp2357tBdlR/q9U0FpbDsFQxhKFnbmYcw21LZYxjUBhAaHwpSH6Y0OWyRnFp0vFuRYgWxp9jw30yU56E0d1dn07v</text:p>
      <text:p text:style-name="P110"/>
      <text:p text:style-name="P111">yMaRFyACM7gT6eT01BaI7Buiu5lpxYzxaVsWdf62DlJ+DijInJD7uyZxjEV9DqoiV0enDspis2Vqe9nR6WZkjhNcj5Z4WjtjaWj9pFzmov5dzxVcN/clhmANhjhrhnhvhp5eN/j/3bgITqHlMY3vUM7KYY3hL2ToGeTpTsvlT4L9T2ldVS3kb0scaQXlsBYKYNW3Q0z+T45IDqsDZM0Rad75zGVT5MPzpVzz7qP7TQQXi+g7z3z/z4SoLqlAT7FU</text:p>
      <text:p text:style-name="P112"/>
      <text:p text:style-name="P113">OxUb6GHRsOxRaIvilHWSvmlRrteSb99wRcuyxNhY0VTwr7XvUEr4wtUcrowyr7J6rllEkOrtQBrmvwP9EFpbrjr7/jALKmVT/97MFbIKGqmeRDdjUo3OYMt2HCTdniSoBIDdX4SMJZoT0SUHAIu7GoJo0dRXt5GV5To1exQJAbdU77+10BikLAUantS4CFeWhRUDdSIHPEtes6PkLryVD69Jg/fBjF9zFSSw/uJbKAmWxwbwFvalbE+LfHB4xox0</text:p>
      <text:p text:style-name="P114"/>
      <text:p text:style-name="P115">FiY5PE0oaEEXgSPajij2RD0AKAlESUAhhtDThpwmAOEPuX3JwAXgRBBAKMDgiZtcy1aCnj8zeZSMPmMjQnrO0Ub/NF2ajBnj7XXY6wJg6hYjirRiLShomEAbWEYTWwxET+Z2SsGr3HbWEH2uLNOhL1sa4B4gxASUBcAuDuMT4AdETm4imAdA/qCYYIRrxPhYski7QNlspHK7QZkmWnPQs4HYiEBkI9gBAPuRxCSg4AcAHEPclWACQcQ0yfcl8G2D</text:p>
      <text:p text:style-name="P116"/>
      <text:p text:style-name="P117">EBRgy4GAKuHoCaBtgrwCcLgB5hERsA0yYGjby7rg1zuIjXJmqzxKD1xWd4IpjAUq6NE3e0rD3pPXZiEcfeirPmgHy2HL0tW/3WEoFilrOQKSkgvAhfGKwyDuYX6P7GMABbtJ4ebQOECoOFxXNcII5DgC8DmDbBRgcIG0ATw7SztiekpJwYiLgZU8XaPVZUu7Q8ErsNG2pWunNFbDSgb+myOUPzVCFa9YiMLaUItBWifM4hV7BIXdj2qS8H2KQtIR</text:p>
      <text:p text:style-name="P118"/>
      <text:p text:style-name="P119">kKyF0JpgqLKdK2DvgJNpQDLNePF0N6y0CBf2Y5DBy5ZwcQhDQpoZKBaFtCOhXQnoWQFID9DpOgw4YaMPGGYBJh0wl4LMPmGLDpOywjMrbzWEfcOymw7Ds7yw6u9miqNNolWTlbe9uYPNJVvzSWa3CBcVHUETyX1ZdlXKKsYMbLgHJYilc7cCQDaEkCYgOAbAHIDaxjHoA4xCYpMVRWvp+sBaKiH0jW0frP1As7IEfB/RDYFl1WibDgOvlTEQB0xn</text:p>
      <text:p text:style-name="P120"/>
      <text:p text:style-name="P121">ATMY5XHjOVuy/+ZBvmzQbgEzu6mEkv5VwbiDgescbyFSQ+F1tZIk6PFFF0UGvxDYII0WkGOubWQjA7EFCKqAQzmZJQ4QHEJIH3LDBJAPYIglAG2B+ZHmYjNEX1iEIoj7aMpc8ZISUau1sRqjAaniLBZM9+oJKdQnKDPaHMUwALbWOqDiDLRSkEMedMImvGi9U6LIu9vtT3TOgMhcBSdNyJ+hF0jCeQ/UHOiKEijnwZQmMtD3GAbJEy4kZMulw7DE</text:p>
      <text:p text:style-name="P122"/>
      <text:p text:style-name="P123">Blw7wYYfYnYjsRtg9yacKRHeBwgjANoKAPuSMAShtRQwkYWMImFTCZh44OYTwAWFLC+WKwsGtmRtEbDHeAAh0YxxEHcYHOd2XDq6NyAEd5WlwjEvPRVZNlXelHEWj/AeGbN8xLwpAifDI6DixxcXQRC2F2zNsqGbQZfByT1rB9Fx6AF4F8AQwa44AKEZQaeJnboj7BJPFtNeP8l1R52w9AFkCyXZRlKE+I32ir1LDGh7Eq1FaOtgvYcJNezYLxtF</text:p>
      <text:p text:style-name="P124"/>
      <text:p text:style-name="P125">wAzG81ql7A6vumZG3t8W97K9hyPSGZCX2d6HFJOiNBKgDEeoKkiUN4A4SnEmob6N5BSKES4MlvCAGRIolpDpg1E2ifRMYnMTWJ7EgYVxL1G8SjRJooSWaLbrW9LRqwiSdk1Q4VjthGHXYeh2dEyszhnNdSZ6KuFaSKkOJP0SswDHziGGMyOWLq1Kgb0DWcuThMa1rEoQfQv5aPP+Q+n6QsxrrdOBsGCAXBjJYVb1qnBzHjx9k79AuOWNFbgNm41Y</text:p>
      <text:p text:style-name="P126"/>
      <text:p text:style-name="P127">qBu9M+lNif8ObbgO5QXqeUq67QHykIN7GiCg0b9QcXehiGjiIeKYPRmtTcTTitaREOcQbVckQA4QAUaYHBFIBwgewkgBDEQRQg2hvomsUgERFBBts/JtgonpeMcEhSJZLg8KcozdpPj6eL4xniUFoQko4gioEuuOjOx+Q5qWYVUChJmpGEAcq1Kkti3iFi9EhGdQqaGHDCRhRK1U7IUbLQkFDUiZ2LCaUPA5mgeYK0WaOtU5ZETuWCMHgOxBgAMQ</text:p>
      <text:p text:style-name="P128"/>
      <text:p text:style-name="P129">UU1mDgBcH3IcBNAQgF4NgC+CjAew+gSwdNN1E8SDRfE40QJNNEiSEOYkzJih1KLSTLpVPXaaPw2bFNFJDOd3hPXw7ui0SdZOejzgXo6T1WekwkoZJ6bPCwZpktBH9WkEYFzU3jLAnTNTRainJZBVQczIQBEQeAKKZgJKB7DnNxZzzSnoFKvGSNQpd4twbT2BYxTNSBInWMZ1lCzoVQOiS5JOn1kahZQz6eMt5B9kFTYJxU3atBLZHlTUhlU7kU2C</text:p>
      <text:p text:style-name="P130"/>
      <text:p text:style-name="P131">SB6gxoAo5MCkQBYtSxRGCcoRByUj8wzkTVWoSRJKChzw5kc4YNHNjnxzE5yc1OenM4mZz9Rho/iYJOEnmjRJq08SUK02nwyYalc8uVKxaINy3RXvZuV6OuHtyKOmrQMbdJ1atjMCvZCMdvSjFZZaxlsXuBQH4j6AvpybACgHDEWkAJFb0gGQPgkDAzQZXrQsZDJLEwyx8RcLaSvkRk1jY8Ii0ILIvkVZtmxiDTGe2OxkFtQc+MgfqW2rnXEAqA4m</text:p>
      <text:p text:style-name="P132"/>
      <text:p text:style-name="P133">tgPJNBNUKZXw2SCzy2RPRWwE8rYO8EZlgjGG6AIiJoBxDOBmAmgQ4DwDgCggUUzgHsNgAQzDAEMpAF4MwGnAIj+CSIqWaggZEO1ZZAUjDpiN7QHzop6jV8WrPfHPR10CwU1F9AWBTQMpaABJqWBerlczsX6LFjY0tmQSSpSQh9hcDWrYAfyTsz9DkNQkxc3ZmEt9LjM/RtSPG3kYwgtB8I9TiJPLciNMEPE2gYAJxUeAgEzAMRJgoIUzAhkNgkFc</text:p>
      <text:p text:style-name="P134"/>
      <text:p text:style-name="P135">F3E/BTnIWnELlpeRTuuQpLmQ0y59o4soU3mI1yhBdCl0RUzUkejIsLCs6UAQunYcu5azAmdg2sh9yvWbixuq4paBjjIe6oBUBOICXrFglC48EegFVAXA4Q9yfAOxAoCI915zgkpciOlk7zilYU6nhFPcHPiFsq7TRt4L8iGz7E40T6CtFWqzA5q5oZ6LfB8LCrmwunGIRbKZFWyoJpUmCS6BGWSgxlDlWXvnWm4jQjQpdM7H409mtTvZYwalsZye</text:p>
      <text:p text:style-name="P136"/>
      <text:p text:style-name="P137">gbLg51ybZbsv2UIZDlxy05ecsuUZyblc0whfnJIWFyyFxc+3n3TQ4yTPlLvdVvtNOGNymFM9TSW3O0nsLrpTMjsvdJ4Vhjcym9F6Q+OjGx5tgpLCmH+VrHJrVFreQGcorzEhp1F2a4sdDLzhlidFVC5UhAyRlSKM1X+cxRjLbF5trFnYuxT2JhWwExBwaCQWgnpYWTFa40VZMcnVAxCAR9k0iNitulUEHQR4ogs4DWDLgKAygIgkxHHAIYGIxAF4</text:p>
      <text:p text:style-name="P138"/>
      <text:p text:style-name="P139">KQFBCOyCYNgjeXYNiHvMClqI3JSUtcE09FZdPT2p4LXZvjw0ms6lhqBbCnxlo+s3wQY2TDfsWwSkWHhKttlvymirIqXhehUS4AkJUyuFvkIwkez5lhbbyN7JiK3VaRRquUUxFGD4RPiQgeIOxB7DTBiAf1EcMuDgjDARwbAMBtch1H2rs580vOYtILkrTnlbq9YQ737perMOckxxdfGq5+qGFqkpuUGvrIhrzpqrCFRwpulEloV8kp4Vs1JlAwue</text:p>
      <text:p text:style-name="P140"/>
      <text:p text:style-name="P141">ParxZDBNBjBdOmKkDbrRnmcLUqVBUYBcHuSkQTMQgKqduqeYUqLxE7Q9TLN3VjtT1DKipbiOZVxS2VZ8x9H9l0SzQJoJpMdMqHr62o2wr1YzrBvAn9L7G1sglrbIqlciJlahIIWqC2TJgoMjYbVeAqaSQKrOUOedEhr6koa0NmKTDdhtw2Sh8NhG4jaRo7DkbZplGx1TRudV0aMmyHd1XaNd6ySABXGvDowvOHHTgVp0gTWCqE26SRNEakRlGtDF</text:p>
      <text:p text:style-name="P142"/>
      <text:p text:style-name="P143">PS+y8awRcOXQAoRCAjASRT9Om2BshFiijOCorzU+six0ATRcWthmlr0OVYgxRsCm0za0ZLY1yljJVY4zC2XYnudcSB5IqQeT84eeUGQiWl3ZQ6zWqmi3V/xOSlzHFaEqkDrhNALwccFAguDLgjAbAacECMkCSAKAU4QgDkstqUr8lp1I9YjrpVlLIpOIplQoRZUnzf0AdbRuaAaX6geVc1NUAHX9qpgDOt8d2S/LlWjLxl0qoZVe0mDYAlQmgM2h</text:p>
      <text:p text:style-name="P144"/>
      <text:p text:style-name="P145">MrVC8JZgpSZ6gdhJTarwckChUAdwMTKgMtdQiAGVqzkELc5RCpaTkVIX0a6tjGj1bovyY9p4aMBHgJxuUkVMqa3yyWlJr6YbBVQhwTAMLM0BEEjA7NRjdMw0n8b92PWjudtMhWzyBUofb5CP1oWACh+3uhjgANf5soDA9XVLi8ld4tdhUwA3rp1yAHypY9cJMAR2AgEqSVu0A54rAOHCGowAw3bnTzF52/orGvsxXPqmz3epxN7GsCHCo+E6lHt8</text:p>
      <text:p text:style-name="P146"/>
      <text:p text:style-name="P147">YNFpZxWSYrFd+wb7S5NxUQBzdlu8JTboR1yMkdZm5tIUpvHHr0d94wRVFLs046HNN6nWN9GE5rVuVF8mYBSO4DG8hoodd1Fshp0Jg6dIYeVYqvF42zYJrO9nZzuVWoJNQoTO6gsr1BJA4N30T9o2AoTwKeWMu25VRoV20anltWu3mroa3qsmtvulrSpMBXMKutzugWuCr63hqQld0sXDwtWR8LDWz4BRRsAoCu5Tgs22sZgbUALas1SiuOB61W0Q</text:p>
      <text:p text:style-name="P148"/>
      <text:p text:style-name="P149">yC1mcViiTI7DBsdtEgSQADqB0g6wdEOqHTDrh1iUK1+2iQHgewPHaLF9alBuPhsVgEkg128tgfE7X+z69pUdAX2ufV2TCCJSqKOptE2dt0A7wBiJoAXVpooAbQeAOuFwDkQUU+5OYEIGnDLj+9LzQfTbVQQAtp2tKveWesfEXrl29m6pX1CBgBkadKYZUDMDlDC8D2chW1P/PZ4BQOgqYIxoFqvbhhJg5g0YMftC2n62dVmC/R2D9LNp89CYcaEX</text:p>
      <text:p text:style-name="P150"/>
      <text:p text:style-name="P151">p8Il6hd3sq6tFiegyig5coj/Q6vl1OrHl6TAVv/sklMbPVvu4A9rpSS1yyy9c1rZU26bG7QZnekwNgB4CkA4ADEUdRM3t0XCTpwaqA76OE1wHftzVL3fRzj3+6ljQe2rqHo/7h70OUev/ont91dcY9kqZTBIfAGDdLeCA6AdQNz3GpMjhe/nXkcuPl68YYh6vSbpMnBVb47w8Kl4ucTHY/s6UqrKcy1oLblDyVD3X9v6ODHhjo68lbeOvFBSR9u8</text:p>
      <text:p text:style-name="P152"/>
      <text:p text:style-name="P153">+UvvPPWHyqlqsjwzrC80TRIMQdI5GeypIDozQpYPPn9V/Rmghe++iRDEbiMJGyptss/SkaQmGzb9l2ldFKUgWpEFoWyBMHAot5S7yjFWyo1VuqOIc1pFC0ucxqaPerHRvq/XZ73a1Ar0STun0TAc7n9b4D3C1ysgfDGoGT46BgNLHpTGx5nYJSwg7RQTiese8ZBogxQezhUGSgNBrimG00PaGUIuh/Q4YeMOmHzD7JXqpweRkmmjTZi9GTwrO2Ca</text:p>
      <text:p text:style-name="P154"/>
      <text:p text:style-name="P155">Ltti3XZXoB43bk97xkHj4WCGeKMCVjX9G2DA4KHX4hmr7c5OR7Mz3gFEoQHYFECrhSI9yN3AhkhFsBIS9ASw5vP3UODbDqOgfePpRPOG0TV61lXPvx3hdul4waUCaGYTGN10Mock77N9lRFel9pJkYdwGN0nZVIYRkxzu5G3Hsj9xzQvkfFG6h3NRKIeYHN6kCmZpsuu5dRoeVK6XVKuuoxtMlONGPlrGqubGdaO/Ljh9Czo4bok2LbFMVBOEZIB</text:p>
      <text:p text:style-name="P156"/>
      <text:p text:style-name="P157">xBEQ7EbbMY/UYd2TGVTNw2Y/pPgNR7nOPu7Dk52H6B7fdwe9/lymr6adfdOxw42WsgAHGE9RxpPScZT1nG6hFxjLlcbz2GyC9654vZucePPGGL9i4QVXthVvH+5Hxs5NIdkjuLmE40WdJioY5qawTGmtQyzLjH/nAL9ZvdVSvM00rLNcs+lQrI7OVKuzeOlUONU0Jnszkf1BUCOeMLqFwjwEmFshH5o/rX5c5huIMpP0uhlzqRkoOkc16snQc7J8</text:p>
      <text:p text:style-name="P158"/>
      <text:p text:style-name="P159">DmspMuLVJdCCyAIKbl33LW9qTS83/utE3m3lUp+8zQuw6gGAVvGojuBbYVB6NT8xrU3SX5qdl+F2sGIRNogBwBMQaqMICerTWx4cr7IJMZfT1jZjyDd9K00wHzW2mA2pY7bc6dghFmSz2AMsxWf0BVmXgNZ4YHWb0USUpFxVvK2VYULZswzVi87cIe8rRmmLhMw0+2odPsWQenfLizS11lHJjCmKuMEJboYiW1B6AHEPuUh5QB8AmANgM4CIKqgX</text:p>
      <text:p text:style-name="P160"/>
      <text:p text:style-name="P161">gRgQ2PQBtAMQXgLwaEkZrPFj7W0CJls1YbbNOHIAU+7HZAGPnxTmEOKUun2tNCJgDeEddfW+1TBZg2wBKCaGqCpMuN7CC5z+bbOl6gaXZMyyDcULQYBaIFMZOxIwjJOv7+TXliAHMBQjYBMARBfckxD6CYA5g44d4G0AuA2giCMAQZsuHXB2rytvls8/5at6/7ajwV4VmFca0ym2NT558Hro6NgGYrju1udMbVNu7ErJkGM48K/Odq/qHi74xgV7</text:p>
      <text:p text:style-name="P162"/>
      <text:p text:style-name="P163">6+RMwSW5YO9q2Dw6drP28dX1zYBEF6A+AOYDiB+Kwm3r8J7eeKSwQOHkTP1wFljuVluGMTEAdWe6nUIEm6WQqvWa0tQDw2kgrqNaqsnIZGFkb17BbfdhlXo3YJmNiZY2EMKTp7Euvd9cKsS1LLdQNOshnfE8s8sqbNNumwzaZss22bHNrmziB5t82TzX+qoxeZq2i31p4tu85LYfMgH5Th0qZhMc61THVTvW9U3Ma4VDb16KBsbeUvKux4RwzMNg</text:p>
      <text:p text:style-name="P164"/>
      <text:p text:style-name="P165">AoDgjfAQgpAIuEHkczGmNgq9rIOvc3tfBt7u91/PvZdbraVtDFNbRoqLXUGS1TV33XtsDOH217G9re/xAvsOgVUIZk7bm0ENMgpreMjBrNdbXQGmQiBDi3rdraK0VlOJxG5ipPHTzhLqh/a5nDhAjGUUuAOEMQC+BjL3gwwUgPuTGbTAbQ2AVB9YOM1wnJGQUsnl8xqqSRmAeYE9fLITW+2lZl6lWV4J7ODRZosWe+GcgS1R2ChBoMaL41NCMINQ</text:p>
      <text:p text:style-name="P166"/>
      <text:p text:style-name="P167">plvpZKoGXvz07UvVxjLzSNeFb4cQaLMb06k+RMzf0TsQaCmDzBwj70crKZcgVHI3EdLdZQec2UIwfLp57/dVpFtWje7lCp3lLcfOPCZrTFv5QdIDWKmIDE9iC7AagvzGYLiF5Y7BaQsQr1jHKTY+haa6R7BU0e/Czhb927GCLvu1PQbvgEZ76Lkk64/ak0d+CP1ujpUPo+HAdB1Cxjtgb+N0RKQeBLx1i6otr0nwwJd2z4QbZep39TQsPYdYQQeZ</text:p>
      <text:p text:style-name="P168"/>
      <text:p text:style-name="P169">oPdrGD5md8RRT2JDgLwCKC7bR3vXpGFm7KCw7YffWbNqJlS7w+vU1KgY+lvi3FrYEpSYhS6XAX9TbBE78UqhZO3+u9AfyVHqNiZYSiSB52+eZyL9dBjAUl26E5oG+DzBqHk339x5z/ZVvPOplldQV9x7eY13UKCmPq7aVFYVNHSlTLc70aE+nvhPZ7iB4bQvcjFL2Nm/5YwUuQIAKAEQgQKANgG2uprvptYwl9hRJcYgbYFL/6TfdzV32bTGcKGQ</text:p>
      <text:p text:style-name="P170"/>
      <text:p text:style-name="P171">1e0Uv3sOb9qRbS84DEvSXjLyl/A1rXjWG1k1pteA5bWfnbtCZ2OO4tWunYtkFqAZ2bbaD4Ax1mmxVOxBtAIYjAXwIgr5HwCSA4AFAOCIbBxD4B3gREZwDwH8s3JaHrt+hxo8+sNnrNSl3637Z4cB2+HOznWFlLN4s8/qlTxhCOcnTyduEYwLMAtG/bJ2s7TO6y0ueSMrnHni0IurZy/Y+EW+xnbVQwmg5KbNssboDITacS7tmlMWyuw46BcVG/LP</text:p>
      <text:p text:style-name="P172"/>
      <text:p text:style-name="P173">+mo244lOhX+7QBrxxHyN3Pm/Hr5/5XB06JGTvziqUYDlZtD0AvgKYO3SBbHvKnlbk913XcL2uCFFj4feC6sBicUd4nYepJxHvVZYX0nyxrJ313jOQBcnUAjLpnoovGpRVmbnzUKrvifsCuzgAt5qCLfKgS3owZp5rYHedrtGq1jMFslWz/CNXpi3MyoYG1pUIAw70gKO/HeqgpLksoffGHdd7rPXnDv6/7Zn3uGg7/UXyPJz4T0isCAvEcxm7WqK</text:p>
      <text:p text:style-name="P174"/>
      <text:p text:style-name="P175">hZg30CYG4mnOMiMbqjtG7Y1surneRyET49qvv0cnJYMbyFpdWrdkba3Qp+ty48bfinXlto95QPYitOjh7gTpF8E7iuhqErM97VnPYhY4uBFn6A0+gHwPkAlyyYql1Iu08uxOAen5e+tqqukGmK5B+q1os/r9I9XBro1ya7NcWurXNru1w644P6L37EgQz7p5rWhnTtE1iM6A/QYtPQBRFhV/1ADldOxx/mhqQtGCGDPX4VgtvXmfBMQfAS+mUEIZ</text:p>
      <text:p text:style-name="P176"/>
      <text:p text:style-name="P177">mMymZVQ5mSzNZng95LEPdtOSyZscPrPlL0+gG7jq0aZgA623CYJU6ejrY/xM0Qul9E+juEFu/FqI7+qlVWXEjz2T0jnRTXqPJ2hs7Qn9WKPGdIMBNv9gstOcLRnqbYHyLOgBPJbOPcaEwoarsfGqwXgVnu827E8S223g9lo/GDlsnDuN4BoNXM1I6LNVbC7sZ57qFTrvvHzHPpHminyFpZ8JaefOWiXzp9QuqALPjMBMJRd74+oJUKXpk478anco</text:p>
      <text:p text:style-name="P178"/>
      <text:p text:style-name="P179">Bblyry7F09+Wx3EtVwQsB7pbGAcfgGkn5ecBKfnISoF0+2xqM+aAcH+XTlC+LdZ8g7ft5XiImN5mRKKpx2Sr4H8GUL/Td4k658AC937XPY6u+ICHvjjV94i5APOMFPyL2eibsalMbTeTe98eb6XrADLe40pvdbwBh4GOd8A33buV+8yzOKO10m1AEyTk0YETHkGZhNNUxXO2RnVtnVxsFBA9FmAxASYEYCYj0BtghwNgOREkDTgiCRBHsOxFVCP2</text:p>
      <text:p text:style-name="P180"/>
      <text:p text:style-name="P181">Ofzr+Z27epUe2il8l9h4pbQ8+vXDmHwO7QgmilJo68wXW5J0WjHPM+usjvuaFIbG9Ew9ia54N6UfM7CpHpK6GN9UUOWgYCYeaGdWA5JmLfBjhZdKNlBnJIWxofw8aAKNxc66ZN2USPYaPQuK5sLvYZ29lttH/H/qry/297lsXO97Ee5MH4YgUAKAhwSml01N0SAzD5EC4HQWIDCB+ZhwYYKRCIK4Bl1LwdiEEraaA8VMnTDGszNVAooiCRESQFMD</text:p>
      <text:p text:style-name="P182"/>
      <text:p text:style-name="P183">kAaD51CgGXBlwbZSYgewGhmf84zJYkRI/iTGkVRiAFFEmB6ABDCgAvgMqkQByICgCeQhGBJTggTPOf0ItbiREnt5QLYFWYRkwJTUpY0XNWyU8wvbWzN9U/Ja26dr4bxj+Ek7LMy1p/fbV1EsN/Lfx389/OZ1bMFnWP3sEkTZ2gn08Xb124dGA2KSw8M/f40/EIbRhE0IDVOamcBVkKFiscnoDMF/RmEDUEr9FHf9TudnGOvy9Jc6S/WbRhVIaDzt</text:p>
      <text:p text:style-name="P184"/>
      <text:p text:style-name="P185">vIHP3XRhRaDQ/RdmbcwLoduZhHztK7Puyn8dhGfz2lpPNrVk9uacgOlBIMXlWoCXvcD2StnwVKzjVcXPAiysZKK6Gwp5KcCjwplyIxT7hyIKSDzBXcP2BwNDFLCkFdTcM1gUo0gh2AyCbYVACyD1AEvDyCFFMzxIM2XSzzqtKDBbSdNQ2CQFd99Ad3099vfX3399A/YP1D9w/TzwGt/yRILkpQKUoPHh0ggOEqDqgnIO7h/PQB0sVJXYL2lduxbe</text:p>
      <text:p text:style-name="P186"/>
      <text:p text:style-name="P187">EgcTfRa3hVgqRblWtbUAaA+hIbDWiBNU0VRVBNRncDyoJyIQ+mnBJAOCHiBdxacG2AKAUYHeB4gAYCYgRwEcGK9rDA9WH1kPKzQ4dJ9FPyPk6vbwUTB1sd9hW8H4BSAL8qfNb3fZoee+D+cuEAwOC0k3YbwuhRvElkb9GqOUHk55mM6kTATbKQDQZf0YXUlg/IVVzZk+Tcfxk8pJM722lmjfYQ40F/HtwCdl/Omg2BCAUgD4YeAZwH4hiAYZnGFI</text:p>
      <text:p text:style-name="P188"/>
      <text:p text:style-name="P189">MEcHuR6Ie5DqxIA8QyICF/Zi0/NemOAI2AfCIQFwBpweIA4A0UN/wcUP/L/x/8//UwB39lAIAJADpgMAIgDujeUIRIGiEgOndOcFsDAwAFcIP9EMXMTQgdlQmvRloZNZM31s6SM7EpY4udV3OCtgKAAZlLbDvT+11QzUO1DHJGh1eto/V1xEDGzMQIxEJAzHWkCIQ2fQDdEwOxD1JIYQRFnRf0b6DUDY3e+VRCDVPtXFV5HAb0MDbnZRxMDiWb0m</text:p>
      <text:p text:style-name="P190"/>
      <text:p text:style-name="P191">ZMA6FaD+ojbUOnXQYhFqUTAvnDoFe50wZCE8CPHFjUk85TeW2itA1IjmdCjqG+XitkLdW2U8sXa+BiDnpOIM08AKQoKRluQB2GmDIKFSiXII8Zym3sKXVABgoOACYOSDYAfcNSClyVAH0ALgI8JaA88DgClC7AXAE0B5cXgFQBiKUEHwCacQq2kodwkChKD7ww8MXIWgE8PCAzwyQAvD3ya8KKCUgmcgfCnwl8OM8HYD8OPRvws1h4A/wusAAjmX</text:p>
      <text:p text:style-name="P192"/>
      <text:p text:style-name="P193">HMXM8mg31is9Wgrl1s9FUO4NOAHgp4JeC3gj4K+CSNX4NGCk2cYNAjigsClQjII1ShgiwgfiHPClKJCN3CpgiCKUp0IqCMwj3wzEBwifw/CP/DAIviDGtAvNYJ61IzEQxlctgz8x2CFtdp2jsRxAMMJB9QLMF51+aJLy1o+rR32jCIPOYBgBQdCgFFCKJUYHuRxwcEHCBVQBiFgAEwyPyTChAmP1ks4/UfQkAVnEa0HoMdRlQw9avXMMxNvGdk2Y</text:p>
      <text:p text:style-name="P194"/>
      <text:p text:style-name="P195">QdA8TiqE5qVajiAfZLIy2xTHRhxo9X5KvyMCmwwllMCG/bkVE5UWM7EnR3oeYHVBi7FdH7UXqKmSDCK7FwL5BUwZCBepzeRkICDmQ1t1ZD23S7wUkXzBF0t4V/Ho0HcNgBDFIhhgK11BB+iff3f9O9PoCIIz7YYD6AVgZgC+B51dcDggEMGAHIhDYYYEWsWLcLwVDflJUM71pwHEB+DDgVUA4BMAZgD6AvgQ4DaB1wZwCIhyIEYxtA/TAgJOi7Qt</text:p>
      <text:p text:style-name="P196"/>
      <text:p text:style-name="P197">TAdCOtOSHICjsWMmgwZjMJ0N8vQ46PoCunQkABYUzOkjcQQyBUCapLI1NHoBIwmyPzNO9SaOmicQWaOUiR2L2xTCgo0QOJiMw9sykCXDHMLkDogsamtIFgasGXRNvPQjvQZQSTndRpQT6C/QAmfrzyiGwtOxr890YqPxCkJMYCLpXoZSC+xlQCaDY8swb2We1SGepVHCoXDJ2ANIrfwJ40Zwn3nIDwNXdjdCrpD0NXoeFXmNjUNw9T3iD/yG0BgZ</text:p>
      <text:p text:style-name="P198"/>
      <text:p text:style-name="P199">cg82A/CzAVyDfCHcV3GYBQQcPA4AEQL8OCBnAA4Hgj96WvBcgAAfmDgbY5gE9ww4/II2BrYgONtjUAe2IOBXwh2GdiDgN2IdhPY78IQAfY1h1QB/Yw+hYBg4x2FDjw49AHqCSIxoIfp77CiPtM2g5+w6D0AeyMcjnImETciPI5gC8ifI9iMrUrYm2O7h44x2KTiXY1OI9iogDOKzi/Y0OILjo4vOLDjQgEuIAd+DNyiC8NIkLyu0jfJxX7FTfWGJ</text:p>
      <text:p text:style-name="P200"/>
      <text:p text:style-name="P201">PgKGS33KBlQM0kYELIjVx5Aow7GL+1tgUiBJplAIID6B1waYB8B9AFCDYAvgfclwB9yCgD+DBAr62EDSYtMPJiIozMKijfXNP39c4otal8JtuWYCAk6WNQIfVanAIjGgg6G31rCZzesKxChvek2FiWw8wIm9UEYwl5FBzCH3cUbfD5zQYKPJIACh4bbhEz8lIAowL0dA9xH29EXHqO8CdpXwO8c6ia7zfM09A/1VCfPAUPohhQ0gFFDcAcUOmBJQ</text:p>
      <text:p text:style-name="P202"/>
      <text:p text:style-name="P203">6UNlCbQ8Xz+i/Hc6L+0W7CgBeB9AaYBQgcQQ4DhBoPCFB8l1wUwwUw5QmRPmj9Q6GJVDmZBcH3IslNgEwBJQIxPkSIPJaJWi1oq6E2jlAbaN2j9ow6MDZoYjphgCPzTvWcBhgC4DgAvgccHIhiAGHWXhJAIiENhyzFFB2jgRAxMIDZEpEhCtAgmZmCC2BAaCpJwY9F0hjZXExJ9DXhccX5oEYyXDGgyPexAoQ0YrYBgBMY0D3QcbgxVHMTLE6xP+</text:p>
      <text:p text:style-name="P204"/>
      <text:p text:style-name="P205">DTNGwyBClnOhwpifbdD2ASYo2mMkEs/BMAmA2wZaGM5bHKGzxlTCYzksRvoCkwzBMQm9mr9k3LOjxDWwiZXcDZQYcRRiP1MHkcCwCBbxiZeQBaAL5mlf5y6itYlt1YT1YqTynDmEiAFICgY6dG+gywAFhySaAo2ODEHpT9HXDRtTcJdYNgOCEgYLYLiJQjFKZcgABqVAAAByYvEQpmYc1h0o4ANyjYB+4RgDwpSAGFKlgMIlLyAjqXWPGBSkZUFK</text:p>
      <text:p text:style-name="P206"/>
      <text:p text:style-name="P207">ApkI8SN4jLw6FLhSEKG/FthkKVFPRTzKLFJxTpIvFMW0Ggy0ws9yIloOriqIuGQ2AL4q+Jvi74h+KfiX4t+I/jO4rg3QAiUggBJSTKMlPAiKUqFNhT4U2lKRSoAcSAZSHYDFLvJsU58NZTlghePDNl4jYLoD5XJgLHRBEVa0WhuVcpLwJqktoFt1T49LyoJ+QwUKESREsRIkSeAGULaSf4zpPK9ukgBMpiuHamPRNQE7DzMk1qT8VUJjCDb3DpAj</text:p>
      <text:p text:style-name="P208"/>
      <text:p text:style-name="P209">ZwHsReRPkC+w+dW1D1Ulk1OwA1mw9ZJwT7LLwmUgZQCj3mBVqU3j5htVfUB4RRVAcz51+ec2RF0ew8Th5MVY65LVj23DWPuSJ/J5KdCT2fMOCEPkiIOgtUnD7w7cx+Csn6RaIhAHojng4YFeD3gz4O+C2Ixn3aBGvAaDAwrUAxhDJguJfjC4VkM0HGTb3VbFbBQqNTn34v+LyxNRr+Y5FLDysDMEzBM9HFBzdd2TlRNB5vJ/j3AsfNdyidPvfH3Q</text:p>
      <text:p text:style-name="P210"/>
      <text:p text:style-name="P211">BBUhiGvj8AW+Pvj8AR+OfjX49+M/idkYvjQQi6QUQO4xoTZCOpd0ynzB8t2Lr0bAvofwmi4MwEzhuQL0jC2G4hOC0gAwPobrwiNH1J9LI8TGHN1eS7EE0H74jhFCw2M0Lfn0wtUnMXwAE8LIX2ycbif+0l8eE7AXPdCnVJJoFhwI5LL11hYp0ky1fCYC0R74exH8gpRPUEvd7UZwATRxqWwO74K0xSGeIFMxKTQEVMo5DUy5fdPQ0ytM0tN0zFWZ</text:p>
      <text:p text:style-name="P212"/>
      <text:p text:style-name="P213">4mrSQbJ6EKFSwhr3UzhwTTMTBtMxKPLTbMm41WQHMutOcyFoXX3eR9ffgV+5kGOgNMS9g5awoRSktACb4aZf4wCVGwbgMwdsAC4EmBMAHEHGAhAf1MCjA04KNaowoxP0ijbNf61kD0/QkCySZuONDep+ndr1KhGwQMkh8SURJkQ0+Y3aHyjGwoWJG96/UWImUn9BIATBP1ZaGtI+VA5KqzwOW31WUJoEo0PNuoyfw7TB7LtJu9OjO73SSLEKj2iw</text:p>
      <text:p text:style-name="P214"/>
      <text:p text:style-name="P215">DYoPjPiEDEMTXC1PV6UBSLoM1nHhzWcSDVQhUHOInjI407IZTLcToUdBbYXOM7xmAQOOIjyDW+wrj2XMCE20n7RqzrjeXAMykUMQM7LRTHsq7JezbsvgzrVF49SKgdNI6a02CsGXSI3jdggyITByZYyMJE4sY0EYTATeHnGhUs5mWTlOCbYFwBJAZcAYgmAciGusUwBDB+htga0MTD0wreVTD7DZ5mKy1nL1zDTOzLZ27MA3bbADpIMR/jnRD0wX</text:p>
      <text:p text:style-name="P216"/>
      <text:p text:style-name="P217">Sjt/aT8R2wpgSaC4Q99DrJDBE3DBMXM1kvrI2SLAzXiaz3UBqS4RnQp6F7DKQrhHvlvGKDkfULHApHQEpqKkLbTTvXqLFZ2E8dOOjDhZGlWzhM4xIUS51ZRNUT1EzRJtBtEl4F0ShAfROkSkk2xNGjeIUxJxi4QIgnIhyIZ+OyU9QuxLdT9AeIGUB7kOEGcB8AfcmwBiAHsDaBSIdcHwAbQLDHHBslRJN+iI83kIkBLo66Nuj7ox6OejXo96M+jv</text:p>
      <text:p text:style-name="P218"/>
      <text:p text:style-name="P219">ouV1f9iA8Y0BjfZQUSVBQYnbKAJlwyLMKSB5dFVWsrHR7g8sOAzYHGg6k1LzA94DKggQxY8+PMTy8skmIKyyYhPx5zk/bMIjTtnTEx8JFQWUEnQFM99UfSo7Olj1JN+FaDsRl9HKKTo0E5ZIKies3EI1yC0yACb9T5cAkbZOVI6nJC+w3SxcDlkXQN0Q7clhKWyJw+F01j1snWOnRRzV6kHyNWJT2NjXKU2MjVzYo1hOy0xG2NQBlADUOESTYK8g</text:p>
      <text:p text:style-name="P220"/>
      <text:p text:style-name="P221">pc4CACLTi6wVAEIALgAiJzjrAVAECAfAXvFOAHYGoJuyY4/AsILPAGEH7hSC/SDDiVgNyjzBYUpkAoBsU4yiSDFU/uECAZyM4HNZWoBAG0AI8KAE0ByKbCK9izWPkD/DHQUEG7hJIGAHey7s3Ao4KCCkUOIKc4vMH4KKCwvGoLaCvAHfJGCogDwAWCrIGELXspgE4KzCn2CvI/cSwoAiqC98jYKYU0QvEKwU0CgdgZCz4jkLXsMQCULlyFQrUK5I</text:p>
      <text:p text:style-name="P222"/>
      <text:p text:style-name="P223">jQo/IsAjdT0LREwwtLjKrcuILFK4nlLYottblzriIAMnIoAKcqnJpzSAOnK4Y1xJnJZzy1LzykUp4zvE8KiC7wosKyCt8LhBKC2wtfI6ChwoQAmC5woQBWCtwrwLTCtop4LfCzooCKhCwvGCKEAMQswpSUsSLNYIi1IOiKFCuItYLVCuOKSLcIlIp0L0igwo+zYciV2AckcsBxRz9QrWwtTos2OCs4uLbDLwy4bZLPiMXUxd071FEn3LUSNErRMN</text:p>
      <text:p text:style-name="P224"/>
      <text:p text:style-name="P225">gdEvRPbynXfyO/j8spDy6SNgbnMq9ecvpJkDAbKEPWxEgAaCO4MwcDCRsxHD8TvgL5eNFWRAiBNzo8QtTBN6yzA8b0LT86GanGpjOMtM1B2VS/K79C2HO1LBkISDEgxDuFUEVBvZJKRvg3nCAsWzPHC73ZCrvTkOGimQx5MdDfeEpBWh3k573dDbIyJxx8/0ydMVRAM4DNAzRUyDIlSYM5Lj3StSJIDlA6RTvjMi0pZqOuREuYJlql+QPvKeh2eR</text:p>
      <text:p text:style-name="P226"/>
      <text:p text:style-name="P227">FWsEiM5J1hBv0lY3D5ukf9JKLRgcnMpzqc2nPpzaiyUGZyQfQTidQEEzUB+wjCSOzNK4Ms9MIyMfLYR583+NjM/4MLZri4zsLA93TLw8gbil9SLGX2HAs9GTOG4UpQOkYzbUcDAIE1fNQlO5zUdZHGhSGVzIaBi0qkoO5jkGnWO4WBb7B5hdvYaDi0Gy4oEpLYWGkt8h7+NvnV9b4ZkrMi2SgCV1zP3KGJlsJAQmBAxyAQTMi8KhLiwF5gyEy2Sy</text:p>
      <text:p text:style-name="P228"/>
      <text:p text:style-name="P229">7LZYHb09sidS+B9Ae5EmA4QOYBHBxwOYAIwmIVUFxBxwYYX3IT4l6zZzGzD60hLQo0IFWcYSvfPDTVLX2mJF5ecDCUgVoQziaptYdQNmhS+R9Q6iFeb9TrDM7QkuxDiS9/NJKCQ/OkWRm9CbP3SMKstxw9N2IcwZDSjCf3V0oCp3JWzuE6cKCcggzbMV5FkxcMgtbI092l9RM2X0LLoBUvj68MudiraBgs5lF592My9Oa43cc8HyQpQ5kBEAgHVV</text:p>
      <text:p text:style-name="P230"/>
      <text:p text:style-name="P231">AtxLcC3FZhzU493uKRgbtRi9FaJ6gvkdA5LOet6k64KXzFUAJKCSQksJIiSEAKJJiT7kOJJXyN84KNfKg0l1x6SqvKmP5y/XQ/KjTP0Nr20Q+QWBVmT5vflUSBLUFGP8YrqDAvsEIJdBJWScQ9XJQrSookPmYfna1CYQjcu/WMJnoWbPmYc/d2UbSCkecNNBb4ObM2UvAkipLJJw93Ioq0kjSQe9pS5Avd1Pin/ne9f053Nwt3S1UuFSwMiDPFTo</text:p>
      <text:p text:style-name="P232"/>
      <text:p text:style-name="P233">MoMuxRWS6UErB3CDqRJtV03fipROfS9NW5IK8jI+hoQpKRoyUYrZDIYH4ab2YzHOH9MVL6qvH2VKMDUYFIANBSQGUAewZcGUAmIXcSIJ2IW1CYhMAVaI6qqfLRBN4QFFnw3Sh/WDJ34IKxBMfU74VIlUIMQoaodLD+Y1FIzRzMvyVA1Qf7Bm8n0qHEoFZgCcRplfHZ/k5DWMhJ34qUylJ1/5My/Y3j0+Mo9wi8T3Eiy8syLfMr7KwAL9AMsGvH2R</text:p>
      <text:p text:style-name="P234"/>
      <text:p text:style-name="P235">NBM0grgLKinYbkJqv2FbxTBSa80EfdVkO+RSryuZaHSr8a47AQzgK7yEmgSUYgQdQma5KrpZWawoR+geKkoD4EfuVYM9D8k+crbViZfSN9DFlWLJxyIOUTnwyj4sMNtQSczvXeCtq8VF2r9qw6uGBjq06vOr6itTij8AozfIhKbK5MLsrYS8EIPzBco/KaUcUf2k55oeSMqTTIYRTIi5OwvyDX5YK1BP5jQq1/NWSiWfNLJKv8otONAhoKKkSZSP</text:p>
      <text:p text:style-name="P236"/>
      <text:p text:style-name="P237">KcUwrzfI5BBty/U1Bp0voBWNGzFoPOr5LiKgUpoUBoz9C4Te3EaJrytPNPIzys8nPLzyC8ovJLyy8ivLDyq85PMjzXjXoz+0Rwa6DmAEAOCEmAgldusrqIAPSuCTQk8JIoBIk6JNiT4ksmkMTh6w/3QAmIacBQg1ge5H0ATofmTps5FOAHYhSIC4BHBnAeevDzF6vhPQACVbAAMMNsSUE0FCAfV2wwUIMEHyoT6tuq7yp3HvIf4S3O/kqrh8teKj</text:p>
      <text:p text:style-name="P238"/>
      <text:p text:style-name="P239">zR8ji2xz4HLxU1BuEQ5ipJqk21HnzdytL2qqIPHurgA+6geqf8ny/+JfL3bbfIq9vbeyr5zNnJypdqXK15POoihfwkzBZHNQPmBloBICCIZHJfVpklcrai6zBYiOpFjNc3BObQ9VdQgSYLODvyUrFvQthSkpstUFSkJgC5MIqxSwuvHDSKu5OKqHk3tK/q1qIwlOCXdMNS+SzYg7OiCjspLnxdaxL5DjifQbuCjhlAJuHUB68fuGGBtCtIr9h9Cs</text:p>
      <text:p text:style-name="P240"/>
      <text:p text:style-name="P241">OIjwHcPEHUBUAHK3YAsDM1lnjExCgHdjHGyQGEBbYFxtMb7WAwtOB9AZwAdg9cGAGUR+i5xp9BHwx0EUKHYfuFsL3ClgA9wag98nsLnGllHfJN6/ADDgfAQvAdglIz3AVRHcBUCsbdCmxoyLUUqIHwBQ8IwsRhBC+5EMa/YYxtMbJAcxodhLG1IsqbzYWxv7gk4nxucbXcQJuLjPG7xrUBfGseGGbXGycmYBgm9IDCaOACJqibMm1qEfJ9AeJriK</text:p>
      <text:p text:style-name="P242"/>
      <text:p text:style-name="P243">kmmgpSbmANJrzAMm+gp8B6C3JvybggfuGKbKc3rjKb4gCpuOKw48eFqb6mrIttNSIn7OaCM4az0KLqIjav1qdqvaoOqjqk6tVAzqi6v6sOIvRqaaWm82DaasDDptQALG+5qqaDCgZo4AHGyZpmbRmjxrFQJm9QD8asWtxvNYFm0JvCbRE1ZuObYmzZsCBtmh2GSbQ4g5pIo1m7JsfCrcQgAKbLmwiJnjSmh3HKaemh5pqaCAF5vni4ck1MRyV45t</text:p>
      <text:p text:style-name="P244"/>
      <text:p text:style-name="P245">R0jvE+SsxzgGhWh+NeLP7GpLksyYB1ru6ogjgBVAeICMA2gfcmOR1wCgDaAUlbYDFQYAVBtZz0GmSy3y/4nfK/KwQ/fN/LvBE9iK4FgUpFIYzQDzSp9MwHhHGB8K0yI0DghMy06yBY3NKKjsE6OogBv8vkASA/ITMDZ9hxM7FAUm1bMFnRm+eNNaiK/FqP3iBYWhKYSiKwAz6jBSn6N8cjhUUoWyFG8gLOdaQsGNlLDY+UtHS6qkXzHS4nRMvhrk</text:p>
      <text:p text:style-name="P246"/>
      <text:p text:style-name="P247">yx0u2lBfHrmycRfbjKrzsyj3NkztOC93Mz8nEp0y5Y2ypN0dlMs9OvSU2o7mUbU25CE/SK9Ocq1s9ImBxB5+q3eJOT8E5SFLpks+EQ+LXvP7TmF9yegDYBpgIiGCTXfaYGwAUIZcEthJhfQBXLLa0EobMrW22sKz0G1D3tafygXLx05QMzguQ4sCkxaUpk6OxNzA65CGlE+882Tgrg2sOu6zWG8NtQrbDBYFTTWwa6lV5AcJqjAV10eTk+gYOysF</text:p>
      <text:p text:style-name="P248"/>
      <text:p text:style-name="P249">WwAjY5P2xpS2OnWwC6gtsdytdIUsGju3Mtq6NqaVfy7qIPE4jaACAcvL+Cz68Zy+A4QZcHvbJQacHuRDYHf2wA2gOCHYhpwQjAQwW61jqgDTouRKqZWsbAGnAiIFMBRRw/Z+PiA34uEGYBOQfcnbzpW6APtDu85Fy/rb4cZMHTa23bPuF/6zus3bY4ZSDgd5Wg2x3ZVXH6E1qicm0Bga7gPctdS80BDC478AHjssr2c3+M5zsG8QNDS4SmmMqzdn</text:p>
      <text:p text:style-name="P250"/>
      <text:p text:style-name="P251">XD3jSvsLk0OYydOOrOQduEIIhtRHEXiC0X85DvCrI6j/Ijbv8qwMs4lIfCVJCk2hZRZicoSBU6lDucArzbJG2js11qiMivLqxSitrerrOlXl/rUC75JNi/k9Kx0bE1Q+x9APkVAFXJGAZPF2QlyU8gaaRwKbq/JZunXALAjPFwDnjTPMuM5SyI9bW+aAcoov6Qz2i9qvab25cDvaH2p9s0AX2qVO890AFbolg1ujgDm6w4BbpaAlus4rUiLiiVu0</text:p>
      <text:p text:style-name="P252"/>
      <text:p text:style-name="P253">jUc0zol9VytBHMllKn41yNqda1JnywwErVgbF8+Y1Tz08zPOzzc8/PMLzi80vIQBy8iLowaOc8ni5yPy8KNKVAEsrOiiKsyNNoQpRc6nBsKTVCXpLAjWwNLBZuWatpDN+bNPo8800rrQ7LAjlVKRoOeDUgxEmOWL8y9A8rGX0MqjnFaymlDljJQAXfKqLqnckupLa3c8ivkaJSopD94aouiohi9shUtWNVqr736RSi8op9Kqiv0sZyAyi2sG10Mz</text:p>
      <text:p text:style-name="P254"/>
      <text:p text:style-name="P255">Llht47WLTIZadR6ohZZQLbD55giHnlU5Yy7d259OQ7HwN63S9au4NNq7asNqgWk2pBawW63rul0M0jLc1hcvnTv5Tk4gXh9vKCYEk53Ahbi0IHq5LmGrEap0thq+K9tp3dO2tMv3ceMtGu7aMa4HqxqcynGrzLtOfGqfc+ewOt+owcYsMZq40IbP1z8/LJNnLZa9dvRzFaopOcDweg2wmhNVH7EgazbRiDVaIPDYkkB3gLkB9j6AIQFGBSIBDAQB</text:p>
      <text:p text:style-name="P256"/>
      <text:p text:style-name="P257">4gciE0B2ZXAA4k0G21vBLSeYEIUtSsjZxq8Ke5ytoR8Ew2Tm8SRX1u6rYE2zm0yFeSDBVAVleDpDrEOwrpYbiuths/zI2otMGhGwJaHqUkfPDv/YM3UMjKwBRB9XFURdZdC5iLCGjvE9zvYuoY7S6kUs1i/EuWphjz6iAD6BwgacB4ByIcgGryl6iAFIgoAegB2j2CHUPoB1wISQohxwZQBeAOAOYCkTFO20MoHCB/ckwA+gOEBQgRO+IENgjAGA</text:p>
      <text:p text:style-name="P258"/>
      <text:p text:style-name="P259">BeAYAG0H3JJQUEBzg15VuoEy+BsxP0hJQOCCYgn3L4CYhSIPoCtcGILoSUSeAV9qB7kkgGMs6MkxmL5BBuj0JHy2LBStrp4Y1WvywjsBZhn6tahiH86rgp31EtiBrJTIGKBr+I/bkdL9qwbg0knri6nax1rn0G6CdFhw+/BMH1y1AlMF5ELCVWlDdjbORx/6U6JDv/6kKiKpKjNkrXhR99SckQNk5Y6kJkg9VWDsiM5ey5IV7pGwqpgLu0nrolLg</text:p>
      <text:p text:style-name="P260"/>
      <text:p text:style-name="P261">Yx7mGybB2yKiCzJbRqBgtwnsBoLExCwqFBwgBlICa3G6vEybAgYIGthy8WED0h8kVADVTBMB2FYA5cKwFIB5cZ1kqJgIiQEGHqkNFIpdRhx5rRSJh7kCmH6CmYZCAbgT3AWHhi5YZpTVhpII2H+IbYbZTzTW+hyKXhWqy+bKImz35SJARfuX7CAVfvX7N+7ft379+w/v9NGi/8gOHhh44ZqAxh87POHYAS4YGLZh24cdZFh04EeGtKLJDWG3cGEE</text:p>
      <text:p text:style-name="P262"/>
      <text:p text:style-name="P263">2H3ho1NFal48VrNTHO+awVrnOyXDlbkVRWhe46pbqRh6eAWcWPbGkveFIH1wfQEwAVyH8HuR4gNnReAFhciGZtLLPyOfLP20/rfLrah2u/LHKkBJv6cPVIlLBi6VqIZJYeMCrz5v0bfRUgTeasA56iStXJK7IqrnQI660joDMiIbBKsLY4uKkvLTbUBUHLA7DEXUuQ2EAwjQGWQujq+UJNV3KUkWhnkJ4GnOmEioJSIfAAzyDRWiBUHO9AQaEGRB</text:p>
      <text:p text:style-name="P264"/>
      <text:p text:style-name="P265">rUPEHJB6QdkH5B4IEUHQx0+t8TeE5mRRQzDdmReijAHoS+B8AIgjPKeYUiBQhDgMWSUGfE8zo/qLBwUUAwkYroahU1279wYDZNcfrpJhs/HJf1ksw2C8HAu+BojGox+5BjGbEoIeksQhsr2/bj+2Lt6SohgDvilBzXhAKFFIM7HwzYElMC3YlWiIw5KksxhqKlmG0Ntr9UO0qIX1E2gvREduqpyzAJ5YlwIO4zQLLsmT4ceXrHDpTZbNka1entLa</text:p>
      <text:p text:style-name="P266"/>
      <text:p text:style-name="P267">Hp0PIT4R2x9Lx6HfkvocGrl7Q+yEAYQcigJaYU8VCkgqCi4GxTmAeOH4h2AfZovCmgR1n7g0Jth3PBu4S+woAPcRlziLA4guPmBkWvpoyLTi/T3/IRwGCfwA4J6ZoQnJAJCeoLUJ9CZGasJtgBwnYQPCdIL78dSHNhiJ0ifJdyJyibmBqJs8lonPst5u+GwZX4ZYpeUgEdoN7MXkf5HBR/AGFHRR8UclGHuqRUYnYJi8NYnEJ22E4nzWbicwmPcP</text:p>
      <text:p text:style-name="P268"/>
      <text:p text:style-name="P269">iaYBcJtYaEnCJv2DEnlhiSYdgKJh2Con+WlFsyKRW84o7E79SVsB78Bu4oMivxG1IJQ/nBwMJyqGUYFfaAuuBpPb7E5aMhInEjaK2idovaIOjdgomMXGrKzBptaYuxUb/blRgZMS7JlbyFqkn0ACS1lCTZ8G50Mo3nWKQSak0cQqzRwAbK7GqcYCLpbU/xmDJsuB8Y6hEgfmDJDZs5MBbBLcqofL97EfQNa6FsqRu/HoC1Xu67y2jXuI4pS7XoU8</text:p>
      <text:p text:style-name="P270"/>
      <text:p text:style-name="P271">lwobqXdaqlaqD7ekfpAbi51JuNcj3IjIDbjvIrm0uq9So7l0cKPaXrfcBquHxS5feuoTr5aWdUFE4fZEy32SNMorjGhJHfHLOwkzN7ieMXzAPtdLI+YPoAzL4oDOaqNStqslS0M0H3QqP+0N1NQxodUFbBPoF6fR93pq9K0QoqQImI4hzBqUVySna/l5p1sJ9XWwZgRaoXhi+uMtTLkaivtRrRfFGuUGB2vJxEz8ykdtYrmKtzOBtlkbRjRZwMaG</text:p>
      <text:p text:style-name="P272"/>
      <text:p text:style-name="P273">pz0SMoc16m6a9ngaVGwNX00ytHR9FK4scqIWb6ZZ3XhtLvIBWeAKNMvkBGmpYzRxfd2o4YHFqGqg33Cy54OSsxqHB8cS4t6EHPmTBUYs21GBHyrSp8HMHPhnoAOAQ2FGBTAT6GwBOZSYCgBMAHSeUBgU3HtlHgpO2oVGQ05cYdbVxtlXGAoWTsJ+ET0l/oEddeCZKNAFw/LoUdch88awSo6nnsjS+wmtJ+ocM2G1X5A2kXT5hDQeIh9GHcjrrhcV</text:p>
      <text:p text:style-name="P274"/>
      <text:p text:style-name="P275">p7kKuTSqz0V1jChIpBAn4G/XpXdXeKGbgtdJZmcJnWZ1rhRre2rmbuLGK3MqFmm+0dr5nh236qQEzqWBR816Q7gQhnxMvHytnpaugI3af3T6t7GDmN6GTAqks2wGh5+qggOqUIOEW+hDYQ2BEB7kdiG8kcQNoGYB7kSQCPaj+4qci7rW6LvCHf2yQLwar+hEp7Nhso2S2QImcgKznmPX6jjawhWZLanVcjOxJLChrXNro46m0pi192zvlq7C2YBX</text:p>
      <text:p text:style-name="P276"/>
      <text:p text:style-name="P277">TrmwTOrjap2EXUfQ8uPcebmbk/qKwHAxuuTkaK67Mck12OqgnVhSIBiGDoEMOMb+0jW0EHUHNB0YG0HdB/QcMGXgYwdfrlBvjs70V6teoQAN6reo5t9yXev3rD64+srzZF9+r3neumdAKF8pHXtySOxwfq7Gt43gAxKz52ulMzE7AJQGgRxpKe5GJALhZ4XjkPhZnGEPDpNCGipkBdBCwF+Ludq1LNxHdr+woDtt9EQsHw2scUOFmskE7AdTQWwq</text:p>
      <text:p text:style-name="P278"/>
      <text:p text:style-name="P279">/IfNGsFjhv6g46xWfnQosHAmalOxJ8Zwrt4zvnwlcq7lgaGlpmRqKq/x1oc/rLB87AoQh0uUr2ywJoKv2yxu/oZwKIAIZqlDZm0CjhASW4uIGAKAJZoGAnyVbvIokR6+OYAAAbnKCwis1kiLVKGJuuzOAd4YdBlAa+LgnAi4QrTsPkBpq6WRmolr6XD6evFnjBl4ZbRSdlr8gmXwgGZavC5lhgokj3yG6FtgVlmAFtw2AdZbkKlKNgsuWzTaij27</text:p>
      <text:p text:style-name="P280"/>
      <text:p text:style-name="P281">O8LlMO7/hn5sBGAEJiAfmBZaYGfnX59+bUSv5n+b/nYRsYNrF9lnpbNYjlkJoGWxUc5dGWXu8ZfYnkR6ZdmWVisCIeXlUpZZeWOAVZY+WNlhCLmK8V7EFWByRgKcbUgpgHpuL2mGVqVqc7dcvc0Skdnzh4qGX9FvnFUBRfXrN6jgG3q1F/QD3qD6o+ujm5x2OYXGAFiIcTn/2ghrx02S3qetJzQLWVoqIO9QLMjS+L8SNBfFfhuCqCunNOMCw20u</text:p>
      <text:p text:style-name="P282"/>
      <text:p text:style-name="P283">d/ldSI0BdGuyiLmOYGS0HHroi6L6Gyq1QTbEoWWWF0fJ1c+j8fqGvx8KwqXmhlheqXLOzXs2m53NRvrbl3H3UOmAURVD1qw+wFuNrTa0FvNrbp9GYAU6pAtbql+egjPNLIJ+0rjLRqlSD1A0BQGp8NomXVGQFZ0Rmc+5lqwPphmjpsTAhXH56FZfnSAN+Y/mEV3+duneRfvNJsH0zbIChM4nUyjKd+V6fz60uEjPQrKWGtbLBgarfjYqoqQta3XJ</text:p>
      <text:p text:style-name="P284"/>
      <text:p text:style-name="P285">0ZtYqRx5jjMnm0ndGozL2Z7mdON6+nVFxql5wWeHAz5B92HF926zvrWxuZeYkyGgO9byEH1+OwO5niU7ChYvVkaGKMJofGrz5uG7GbkhIefp1/WPV5KW9WgNj913neBULKlqBDI+eH76R3UBKTVal/Rlj1kHzuFWpR+HoaSdKjYDEGUUTDRHAUIOYCIhhgIwElAAk5wHuRyIIiBxA5gOsYtb8pwBZ8XgF2yoTncGwJeiGA3XiwDoFuGKi4QdxqOw</text:p>
      <text:p text:style-name="P286"/>
      <text:p text:style-name="P287">/E2oo20+gBzXhsSXw6gAcvGJlOXPjrKorZCTrTQbVTYRQmBqNbGb+cDm0IcMgnODWJGhafa6YXejp+imF9o0jWQxn6IIHmZQ4GwAewEcGnBJgCgBsS5Fv7Q8x1OzTs/8dOr4D079yAzqM6TO0Kc7zFQ1To2AcQKAEOAoAeIBQgjAAjX3IUUUEDmAHyuCBQhRgdiENgPF+sci2zo6LYXK4QK+twAb6u+ofqAS5+sSptFhsf+iLO5hQyTDF7JLs6h8</text:p>
      <text:p text:style-name="P288"/>
      <text:p text:style-name="P289">2gJpH2FjDc/R/QkBowJiUNKIHN7FoSVFXpKFzbc2PN6cf/nwhmOcRMf2/xazCNVlUcIb1ZTgRJND0owmpYtpxnuQleTdCWvlUFk8ZTtOe21e57uRfp3UJJYqnWPzjSfNwHCaZElFdHOoszc7nICxXqaH25pf1e3xSmpenQ6pKnX7nkp5pdG69TMtYm6JASeE2bGAPYvRXUATFfSAGmyHbsmYd0Zvh2QPXRqW0vh/bo+buUv4dUnQV9SYgAyNijao</text:p>
      <text:p text:style-name="P290"/>
      <text:p text:style-name="P291">2aNujYY2mNljbY3DJ/8iR3od7pdR2SWlld+7Apy7WCnOVl/ztnMc/WYVcUVRmPZV5DWKZqxFQUbZK2ytirfIh76rfuq3QQF+s8WSvbxfnGwh3jbVX+Nlcc1X4pbVdOTpN/VegxdR41f5BTV9MAmnv+3KN/7rVwqIvG7V9NxHW1oYCqep9GWHjAUnncsD5gDSCjwVjzkWmesH5p77cWmw1j7aDG7N77YUaY1mKrjXFPdRre9WkOquTWWOVNdD6Daj</text:p>
      <text:p text:style-name="P292"/>
      <text:p text:style-name="P293">NeBaza8FsX44+66r04ROfzWb5fZAaoIy3pjjMrX/qldaBrO/fMsbXuK3eaOER5pCzj3vvUjcNhyN9iEo3qN2jfo3hgRjeY3WN9jYp9QfIThTTvO++FPh31OH1LXeRc5wTszIw0B0sCZovd+ql16tZTTV1i0HXXOKgaCbXq9tSH3WBKpGqnn2ZmedPW557GsvXG+6TMprfM0sDGAXqjkrZZn1imvEyh24oBCZNtm/Z+of1nARd3+RW1LKwzuC/ZKd</text:p>
      <text:p text:style-name="P294"/>
      <text:p text:style-name="P295">7EN3twI9V7N1dXhwE7msDAFH/Yo8LZ/ebCzD5zreoJ0NztQsQuLfUF6cW+exfeKsYoLo2BhgXLcIB2IPMHYhXcSUGIG2AOECBEhAEcDybFV0r2VXld+2r43HapOY12oQtai3YYiGLi5NS3QI1SJAJR9H/dlQYBWDqzdnIb/7i5zBf6zsFnWBb8WPbAme5v2PG279r9MN2i5dHINfI7ZIbEpSlOYuhYKr/Rl3LLqO5vAYg9j/U/3eBz/IQEv9r/W/</text:p>
      <text:p text:style-name="P296"/>
      <text:p text:style-name="P297">3v9H/GRfq2VOpQejy/tfAGw0iCSUPMB+FiDzggBOoTqTGxOiTqk6ZOuToU6HNpw5SS4C7uZbH0Vd8dUbI9vJKlb8BqLPCmpOHdsKWoElKJh7jkRxYR7rbIGQ8OvDx1zynVV2bbP6Ss0nsv7ysyBbzD2Bc+XGgrGV5NVcyddUbRUIMVfi6lH8raCtWTtq3bO2BsksHjIuYs0nvHEtckIhxQMewJAr9zOoZe2ylgPc67fx1aZD2AJ4BTiOa2qe0+Tu</text:p>
      <text:p text:style-name="P298"/>
      <text:p text:style-name="P299">hlT16HdTRe0tjaxacFvB04XpFQBnuplfIpWCtFLhBLs57PlTJC1Yv7gDwpSi8npJnptkmTi/cJTiYAD3G6KdMfMAZTJUMwCGAD7WvJOOY4M44uPpu647h27j67NEiyVu8IpW3jips+P3s749djfjuHaYBr4wgCBPiAEE4IN/l7Iux3ci37JfoQV47t+aJAfA8NhCD4g9IPyDyg9uOaD1RT5d/yY49YBITxFOhOvyWE9uOnshE/uXkTiFP7hvJnQv</text:p>
      <text:p text:style-name="P300"/>
      <text:p text:style-name="P301">ROC4l4B+O/j3E8BPzs4E/MAFtUeHFcWdtlbZ2OVpUNuLuVopJ81VrQDEEQNQMA9NswwklFF30Acw7P8L/G0Cv8b/O/wQwH/c1ulHLWpVbm3ON1XZYOlt8qcp74wd1GSqcTNNPnQWwWBKaz3qhMAZqzc03afzQ6iQ5tX+ji0ZkPrO3qZtGjCHQNhsndzsTAHiQqmWJRt9KA0mORgA1Rp8x/eY9DWJPcNc+3bvRW0mNyqlWy2Ph0iJwbaDp9tZTWXf</text:p>
      <text:p text:style-name="P302"/>
      <text:p text:style-name="P303">N3w98vfH3z98A/IPxD8w/CP0jVbe/Pbn2Rqq91L5/TvyGupmwVAbYqN9qvcYtu3Wvdx8jexVDpOGThABIPCAMg4QAKDqg7ZPc1kc6+qK1hfYnPb091Da8YFGIhoyVkXdaAId9gvrL62Z49cr7OZo/fkr55hvsXnz9x/eG5lIaOnGTafNss0OfzqWeNR/z99K0JH0TMCpZf17M6X12oklHzPzZ19af2TUeYBTOZzqoTvy196p3gvbUmySnO4sWA8l</text:p>
      <text:p text:style-name="P304"/>
      <text:p text:style-name="P305">qBBCLMQOwppWpp0nikCUF5Qw+HhWgLTiAEEXhFrQZ0G9BnEAMHOCKRYSnSjmbbdOKj3fNKn8G5bbx1/IEkyli87Vah1HM+MISSBYllj1+o/sBTaK7klzqbLn2gOOq9XfxTdhfQoDFqWJMTkSsHNA/nb6i5K31aURKWHk/3YrPA95haqW1pz+rD3gJCPZ2mo9mqpj2WztzlhnOwLtahWYVvtbhXP57+aHXUZ4MvYrv2RWaoTydSLm97S1ude+ra+M</text:p>
      <text:p text:style-name="P306"/>
      <text:p text:style-name="P307">zhL3l9svfv2qS3AmXQy0xgXCM7zv3THT69/pGBGV+6bXBGt+nfr371YGEb72FkCK817vWthDCYxofGePPCZxdcgrqoyfsNAewqaifSSZ29Jg6TZOLjyu4ardwPW99o9er6T1l8/7bz1wdqvXQL+X3tRGpgvTegCBIIlHKH9sC+WvDZOSB+g/ZSxBplnidQMNkjLg2QvzvqEDa0uTQHS/Ww9LxmtOvBEYy4uu3EEi+Q2yLm2YovdTgeT55lXKHiwI</text:p>
      <text:p text:style-name="P308"/>
      <text:p text:style-name="P309">8us4IYuptz2dsjOF/w+E7RO8TooBJO6Ttk62AeTroPFdhg98WVd0BcW2yp6/pW3ogmNN14H1PG82so7YzhrSTeeG0SikfFS7yGOp5TaTP3oEG3HR8/cBKgGFlGAaRjHtn6H8Nq2LbxkgP2QUTH7TN+bL92LN6fzsvbNhy9WOnLjafD3Ad8D0Hmk11s/j28Dgg6IPNzpk93OWT6g9oOwrzPmJn6E4bI6ledQ2Zau8+xK4+nkryc4vPg3HsYr3XuT9</text:p>
      <text:p text:style-name="P310"/>
      <text:p text:style-name="P311">XOvl2txEgw8r5c6VKO1veFVBz2y9uvavgW9vvbH23AGfaTB2Pv72zUY5DW8APO/hec4ruDISuTzgGdL5xgMOlBm7EU7irBduBtdE4/CTo4WAi1ka4fOO2mjn32Zrw/Zmuz1oTN5m313VAFn/94cFLoEgc7F05mfLdEWuLM2u7+p67/p1X1Wy5u7ABWbs/N/QObp+QXOa7hoDNBiTZsAZvPoJm+eI+72Ln1zOb4e5hr6jUi+tmZa5I51OudpWo1ku</text:p>
      <text:p text:style-name="P312"/>
      <text:p text:style-name="P313">LP4WHCm2IXbCg/IJi982NOrTsC3gt0LewBjOpG8BDuNgntVX0boBPhLIQns1sRV0AUWWhE23C9ZidzRIFQlrqQ3JJROnYKJCq4zy3ZLmBjmQ4hqYl852+oX3YB/V4yEkJatIyGU0AU1s6rNrEaZ0H6H0P3tpY8qWVj6I/Hs6z1y/oq9e5s7bXvLt27hIPb87u9vfbm7oDu7uoO5C5arvvyup+1bDJ5hjb8tbau2Kshdaz+nbpQ1AOK6pzw9TQfFF</text:p>
      <text:p text:style-name="P314"/>
      <text:p text:style-name="P315">SqhVP7GdvW16Gaoe2ziQGJ2W90nfb2Kd7vep3tbq6pxRSOXyDz4IfNZUzaZ18bvPS47ivbEbOVQDFmTjQQG9HuxqxjPXRWEFIjzvW2sa933d3cvuLvh5qvpAEy7koE/PT9785fWb11eftRvIZvqKFxqOXJwIc7f9EQE/9389+rIn6sDQexoaztsfigZwHJEo3YMi2w9HpanxqQlgvlf3ZNzGeOvsnm31dbJpqkPGBCnldGKfr90p9mnjr31vUIJk</text:p>
      <text:p text:style-name="P316"/>
      <text:p text:style-name="P317">/kDQeeeL6DeuD51Da+vN7opOrW0DlGNixKZoG+FXwjoje0rEexVE/9v/X/0mB//U0PNDQA8AJvumzIBfvu/FpP2EuIFl+4DdbUE0Ezcn5UfZNA1AshmL9lA2FlmmjHkB96PTRjBeQrUl8kqv0mspahVBGMmzg+oU69FVlAC9BFhW9YFr51UqWPa28gA39BY9sv8HiNfFuiH9EjnCB0mW5HTE1uvYVuG9zoI7Peg7s4GC+z4YMHObetGZCN3FVWdB</text:p>
      <text:p text:style-name="P318"/>
      <text:p text:style-name="P319">mQwnh459TbomeZ77+RWbxyJzY6/QqSdY07AbfhDazs4t9wfgKu0XqdPuDHgudIXTmI5dO1KarnW9lBdbbkxNkpqF7nJfTHvh/jvMkl6m+huTOstF0n060n+vTVzUHegXHkPTbaWZia77aS7qa6zK5riu7QuYBfGtG51AvyD+eihRpw8r3UfGqA55OPwikuvn9O4FqbXp66DDysB14Sev0xjRXuEDzsc53a++2ZaW4s7Q9SJ4WJmvsXhXqZ69nmZO</text:p>
      <text:p text:style-name="P320"/>
      <text:p text:style-name="P321">vJHAbou6Ieinol6LeiPo0iC+j1n6ypVXtni/uq8aj/Z6PzjT2pyqE/sf2QWA5qVKQQzTIoOhEbUwSm8kOnn6Q7SXSeYDo02SbNam25cllm9780WfPz+doQgcP8gdA3WdwfGh6F6rO1sms+IetemUobPGl9LzlvUXhR8VuJAE6acjMAFyJbjLp9uJumtHvUq6l0zGyT+d2Vb+/BeY70c+IzxzlSBdRDc6R1UC2K0Tg5i6y4wjWhMBDl5bWXS+W43f</text:p>
      <text:p text:style-name="P322"/>
      <text:p text:style-name="P323">0X9ABN7vSyouqKGcuotzWcURUDvyjgvmpKQweslBvfWr+fflfYFx7yh5Dnl0c2uNLeUFFyDCJpQF4dX1CxL7tjTx+NeOZvtr8e6++a7P3gnke+KAML6D7jIbt34Wh6WK+j/V9MuAgVCCYWVj49eKdT98fkR3j1qdeu3iwgChe31ZRnvB34bKI6G+ET8Q29fXp/hy17kKY3uw3gyM5KMj83w2QzCRNNNOGLpFYXziNmZ5i24thLaS2UttLYy2YALL</text:p>
      <text:p text:style-name="P324"/>
      <text:p text:style-name="P325">Zy28tvN8KmeNpg89OlRkS59PVRoGGxmK3sMjSfbJCDq+wH0U9IVAIaiZOo8Yz83b6OIHxM47fP0RSHGp6lM/Jup925m8ZKRNuJk5iZHFzSmmDkZKRRKcH33cheMBys6D3YX+d/hete0h917V3ih/keJ06h/QBlH1vbJ2O9rvap3e9oc5Dv2K2YEbuIbAXke4ZXn3pQ+xHqtYBqV99K5Jmvscv3fTGEBDcXOa9uR9HnO5fO9L7C7ya5AEjX3x+P2L</text:p>
      <text:p text:style-name="P326"/>
      <text:p text:style-name="P327">11u9Ce8a1C9W4YQ2mbDujkfwirAe7ra6WvqnI75t9cZ5hBZL4jzJ8zAKE3w07DBzHw3xqvoAOmkuc7sgRS/jr57+9aOS6BVepzQHp/gO+nkN/XiFrEfoHleDpgNi8KTFO4l0cjgQJwOxxxVGBSUwQ2CX6DAXfpgBxwGABXUtDPoBMNHP/HqYcPTx+7J7+krG5PlfDLRAbuPnpC8JuIOjNy5UsuW1J9lOLI7Zucqbx54KH23l5+bQSURIBYRoPtfn</text:p>
      <text:p text:style-name="P328"/>
      <text:p text:style-name="P329">OdSElQ8SBvqUczRUn5P1acQ2Sgwl5Mp38pas2Ax4w6+3TD8xcIGXgCgH3IGIEcBRQRwPhe82IPHgEoB7kFCCYhlAOACIJJgfQCyohAOCB4AvgBiHXAYAC2wK2zOorZHqCx6cCLH1wEsY4AyxisZHAqxmsY6/TBydz0W1jyTjhZbO5d7rbTF9e71/LU0qC+M+t2NAH8aZfm4M/hVw4HfguRkjYh3Df439N/8tjjbKOBL+UbBKlxtXdYPRL32jGBkJ</text:p>
      <text:p text:style-name="P330"/>
      <text:p text:style-name="P331">ZSHxMjCBbgazP0Mak0dfFT6EzAyPbo9AeLdt/MF/2G4X+SIV0WLmiwc7thFS+nAyofX0hzKhtNKBbvKvLPiv0W8X9qz7WJiPgFe3ZiEGl1P9Andj8Cf2OAUqCaNgNuv2HuQS8NgGIAdhhRj2H0AD2GTw7/h/6f+Phkk4UmyTn4byKeOwKK1JzBWEACx+qoBx+7wDx+mgAJ+RP1dMpPyVUyK0haseHf+YcE/+IzW/+zOwkqGpyjM1xW1OXKwGeP1y</text:p>
      <text:p text:style-name="P332"/>
      <text:p text:style-name="P333">MiOf15AikCBmUCUS8181mc6P2SmVBCt+FABt+dvwd+Tvxd+bvw9+Xvx9+Nf34u9B3dOD9wW2T9wS6vp1roYRiSAu7GdQ0CnDcUdl5MgZB+owZGNIz8l5+Z43jO0X2eeMdXzozYF5Ea0FjIb41wI/b0LYFyF6mN1Hz+LJRy+FQi5U8wFVo6v0WObc1K+hD3K+faU2msPBP+9nQHmtX3/e9X0UeMqSaEEANx++gHx+hP2J+ygAQBt0yE4YZVOQCnGN</text:p>
      <text:p text:style-name="P334"/>
      <text:p text:style-name="P335">kn6hLWSHxNuZjzseSyA6eXq3/Qg/w9eTqBh8BfANU6oGAqsjz/esTjHmrjz587jyfORd3I+m3z2MVH2ysJ+12+VdzEy212qcgBy0BejiiYB7VqBV31HuDQPvyTQOJEsxzcyBgO5MQDwS8JgPB+KGxU+aGxh+3Wy0+1i0iwIdBm8PQML+wuxL+NAOcW6AGGAEchnU9BkGEhPygAwOmmIKKGnAPYGcA1AK4BKu3KO9fw9c/AJp+z91iiLlRcQKszPy</text:p>
      <text:p text:style-name="P336"/>
      <text:p text:style-name="P337">X9Vi45YSyks2VpK6KnyE4Xx6OhczAe4/xSWQvzUB/pFSGrwM/eVYGnWAjQ/Q8TC8YvmicyX0GauLgUHK7PE0OMGBDWqsTwew9BLqNm13+75jzGBSTX8f2h4AMABWQxDkooFvwjGtA3oG+gEYGzAyIgrA3YGnA24GER0K2mEHMGTWxbGe40gwSL1SwiB1SOVFxVqJAOCYd/AUgYLyFWwu3TQSwLL+6AHxBhIOUg5Pyi6WzzRuFwOqO5PVqOmJlpmc</text:p>
      <text:p text:style-name="P338"/>
      <text:p text:style-name="P339">QEF4WOT+EjRzUC+Qm4aFoCdmgOEDaCHXEOY/xQ61uyTO03Fa8uuShw+Jh52iDzq6A4TxQLHltyhXy3+hbWWmtgI7mcL17yIh0Ziyf3ncK73gawOwgmhx1jwk8CxGC2mXKUijDBNw2JOFVj/+gKwO6OYiO6jplri/SFWBiSnCS64E2BMAG2BcEF2B+wMOBNO1rE0YOtgWAOlqrO1wBtsw0+StSOS9xUskEjzW8tj2FBh93pBCbzBuiqBoGdAwQwDA</text:p>
      <text:p text:style-name="P340"/>
      <text:p text:style-name="P341">xRQTAxYG5EDYGHAy4GMoM2elPz4BOzwCW6uxb+3gmAU6UWQgXZWYQpYVAqsl0AOiTHSGnKlSIWQzEOTDRDaygKkOk/3+Bp1DTq5oDRY0OA9aNoyrSzzlw6a1Hso243dGNITN4huwL+SILLOKIOneNgPsudgP3+C70cBHINuka7xXO7pWKuoI1KuG/XKuUIyquIQPRmvvAaus3F8MJtmves61veC63ve4CXIYT+m3Ge3k4q/V0TurLDroks2dKXLw</text:p>
      <text:p text:style-name="P342"/>
      <text:p text:style-name="P343">A+aYLWBmYOzBuYPzBBwKOBIrzC4c6Aw6MRBtGjYB0Qg30L2Y53lezQNjaCnBvgSMUv4xMxbKXXmIS1jhXaRfQKBCNQLuIfBKBG328eb51Lu23xo+QT0u+1QN7uHKizAsQwtIpmV4hhTxUhO+iAeS+lLCx13ZMvmjGAN4KfBm+xCepnGPBgnzPBpmXSIv1UMh14MqSbJTMhVXEDe711XuVYISmmn2z+7nSe0FqCL0NbxyOVyjFBpnwkACY2EGogxT</text:p>
      <text:p text:style-name="P344"/>
      <text:p text:style-name="P345">GUgxkGcgwUGI4LvuY4MLeVR2LeSoNLeNwNmAsvx2w/hBN45IV1GH/Tf6pvAhqX/Rbee4LbeB4OAGKqnOo0HwFW71StK2qm86UTzGAmd3CYXNy0OOiC5MeQisu+bXQGboJK+n4M9B9gMlKMVSe8KfxcByUwAhrt08BEAGAhYIzAhkI0quB/SghsoGSkuJlKQxYX7y7AWMe7S1iBcrwr2/sjWgS+kTAikFjep5xUgLo1HMRtif09gRyBREI8Bm7w0m</text:p>
      <text:p text:style-name="P346"/>
      <text:p text:style-name="P347">PAD5GAox7AQoxFGozH0m44EI2BL3CurYDXQrCFJqA5kF2iHyQhyHzYhFe1a8cZDsQfajrKVixG+s3DEaC7VDoi9wDeL5lGuhQMfOa30Ne0kMo+ckLNeC1zo+iTyCe6gV1IWOSxyi0BU45hE++lUKfk6VRf0BqzcyoGxJhBpTRUxKBQu5kIJqVMPx0w2VphPdyyeSkAahWrwhgl8iRh9vCDekPzMWob08hPK1mgyriX2ytEoBZp2BK3g3bBGwED+w</text:p>
      <text:p text:style-name="P348"/>
      <text:p text:style-name="P349">f1D+4f0rGPAGrGtYzihSu1RuLn2p+ioNp+yoJuBQ/1DshSFn+rP0CMfaktKHlWXaa0GKh4D33BQA2/yLCCGyUXFZep32l+l2mMh8nAgwMbjDutQ25ukuA5KFiAwecx0FuRXx6hO/y5CX2y9BszD8UpoDphCRzcuCa32mlD1uhgHzAB3gMgB0ANgBgQOCBx70y4DSiwI11CNIQ5hYh86x+qqHzGSsV2SBPX2UubFXc0N1z0CNMw+g10Nj23Lz64mk</text:p>
      <text:p text:style-name="P350"/>
      <text:p text:style-name="P351">yehL0L0m2AAlGH0Mg+RKAAwKRBiojbErhlLyP4XXmxmOGwL0Kyl/WE5w2sL+mJuZMKI+SZX1eHj2fOpQKxhs8w/OVQLHa/M1aBSkPtcGbmYQHsJMuXsOruBMLcybsPPhEj0vhvFmOuz1EWQ/sMUggcNZhLkOXubkODe4sOh+dIx1svIJ8hJyX7CaLHX+8wMPutW2ChBRwkAlmBjgQgGcATEHXAbADggBEF8AFAEwAhsHwAkwBhM02xOBdfzjmDfx</text:p>
      <text:p text:style-name="P352"/>
      <text:p text:style-name="P353">Kmk4Ob+Hn2xu+2BhCl8jYEM6Gn2lDSu4hsxxM31DfejsJ+B6l3tWz0GO4/mnnBB0P5oBlz5hJ2G0spkQUyDPS0OYTA8qSrysBULzRBjC21+3GlMOVBAQCSARQCaARRQGASwC5+A3UcSUAisf2As8f1+21pDJhWEME0/oNP+Gmg8h3W3dQq1kfQYnCNuORzh6iU3yOzvlCiiAWQCqAXQCCAEwC2AU0ReAV1hKN2c+8c1c+uzxLe1wJUIm7GPYQYWl</text:p>
      <text:p text:style-name="P354"/>
      <text:p text:style-name="P355">E31CkEUdnUCg0EpYiTBGgodB5+Bc2fyJoKU2ZoNi+2+lqksbnsocNithdoMZKz0AXBf2FieE9xR+BS20Oi3CTMQoIheroL9GH4LFuX4Moqs4T945exThZDxq+KL0AhPlzgRZ4EQRyCNQR2eSEAGCKwROCMWhKyGbSl82rSgCiX0k8LiB7fB0CSmlie+fF5WG6ypYsCk22rZUuo/r0IhncOIhiqC6CPQS7O/QV7OQwQHOi0KfQE4iJQ2S2F6LvS2h</text:p>
      <text:p text:style-name="P356"/>
      <text:p text:style-name="P357">vD2G+DQD+qFt2nOV51/QNGRdmxN2myA5mOQ68L1eE8wNe0813h75ztmATyUhFrwO+CvjTqOdxBBfPEmogMOvWHHylEfsOe4YOHLSWYDV8uAmKRXZRMcpyUlmbQOf2A0GyRJkI4O23GeIWKMVmJSOs6ZSIIhrkOU+ggiZBIVj4gnQk9i2BlH40ADzAGQCBkVdC6ADAEIAixQuOPwLgkGQhFRewDjwIgG9IPYBCapLm3Bp40Uc4qIEgAKBCagqNNBk</text:p>
      <text:p text:style-name="P358"/>
      <text:p text:style-name="P359">D0dMEqKVR6QGBSVtSIRCqMlR0qIIRQbA1RLHANRCUNsqeqM1R+gG6sE4KVIFqJNR6QGMEzfztRfSBCa3xCwKOjWdRUqK1R5/wwKnqJCaMeBZcIMjFRmKEVR9qP0AnsUkhwvlLIfqPSAyahkh5Hz8eMaP0A3XENgmWElqYqLQmmIFhAQSip8bmk30pDBdmCYGOwvKMzR9oHwAfC12c8XyNsc3gBuliIKAEAHB0BgDY0DAAIAc8GxQrUU+MkBCTR1q</text:p>
      <text:p text:style-name="P360"/>
      <text:p text:style-name="P361">JoUbCTFRfoBIAPyRjU4L1dwxAARAgxQ9RA6OIATEEf+CAGTUXsQ70MGBIANhAsgxGmYm2mFBQuAAdwYAw9wO6KVoj8D1K8QGFaHYEngBBRZQe6B0wx6G3R0sN4AN6OsQHuEy49TS7RIaO9IMqOxAAriugQtAaMk8BCgtsWbRmQAXRq93YoRAB34YrWrEXKIEMbIDHgi8F/hvKLsA44FvIzADhA1YjgAM6LWA86Izi2MT4gs5EYAhsDYA9oGbRCxD</text:p>
      <text:p text:style-name="P362"/>
      <text:p text:style-name="P363">CAwQFUoI+Gfw+gFTRMBA6R8DWD0QKDDguGPwxWrkx8DWzMgTrnCAXSBEgr4CAAA=</text:p>
      <text:p text:style-name="First_20_paragrap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4-10-17T10:38:05Z</meta:creation-date>
    <dc:date>2024-10-17T10:38:05Z</dc:date>
  </office:meta>
</office:document-meta>
</file>

<file path=Formula-0/content.xml><?xml version="1.0" encoding="utf-8"?>
<math xmlns="http://www.w3.org/1998/Math/MathML" display="inline">
  <mi>W</mi>
</math>
</file>

<file path=Formula-10/content.xml><?xml version="1.0" encoding="utf-8"?>
<math xmlns="http://www.w3.org/1998/Math/MathML" display="inline">
  <mi>A</mi>
</math>
</file>

<file path=Formula-12/content.xml><?xml version="1.0" encoding="utf-8"?>
<math xmlns="http://www.w3.org/1998/Math/MathML" display="inline">
  <mrow>
    <mi>A</mi>
    <mo>=</mo>
    <mi>W</mi>
    <mi>H</mi>
  </mrow>
</math>
</file>

<file path=Formula-14/content.xml><?xml version="1.0" encoding="utf-8"?>
<math xmlns="http://www.w3.org/1998/Math/MathML" display="inline">
  <mrow>
    <mi>T</mi>
    <mi>S</mi>
    <mi>B</mi>
    <mrow>
      <mo stretchy="true" form="prefix">(</mo>
      <mi>a</mi>
      <mi>d</mi>
      <mi>s</mi>
      <mi>e</mi>
      <mi>t</mi>
      <mo stretchy="true" form="postfix">)</mo>
    </mrow>
    <mo>→</mo>
    <mi>t</mi>
    <mi>r</mi>
    <mi>a</mi>
    <mi>f</mi>
    <mi>f</mi>
    <mi>i</mi>
    <mi>c</mi>
    <mi>V</mi>
    <mi>e</mi>
    <mi>c</mi>
    <mi>t</mi>
    <mi>o</mi>
    <mi>r</mi>
  </mrow>
</math>
</file>

<file path=Formula-16/content.xml><?xml version="1.0" encoding="utf-8"?>
<math xmlns="http://www.w3.org/1998/Math/MathML" display="inline">
  <mrow>
    <mi>A</mi>
    <mi>P</mi>
    <mrow>
      <mo stretchy="true" form="prefix">(</mo>
      <mi>a</mi>
      <mi>d</mi>
      <mi>s</mi>
      <mi>e</mi>
      <mi>t</mi>
      <mo stretchy="true" form="postfix">)</mo>
    </mrow>
    <mo>→</mo>
    <mi>t</mi>
    <mi>r</mi>
    <mi>a</mi>
    <mi>f</mi>
    <mi>f</mi>
    <mi>i</mi>
    <mi>c</mi>
    <mi>V</mi>
    <mi>e</mi>
    <mi>c</mi>
    <mi>t</mi>
    <mi>o</mi>
    <mi>r</mi>
  </mrow>
</math>
</file>

<file path=Formula-18/content.xml><?xml version="1.0" encoding="utf-8"?>
<math xmlns="http://www.w3.org/1998/Math/MathML" display="inline">
  <mrow>
    <mi>A</mi>
    <mi>U</mi>
    <mrow>
      <mo stretchy="true" form="prefix">(</mo>
      <mi>e</mi>
      <mi>x</mi>
      <mi>p</mi>
      <mi>e</mi>
      <mi>r</mi>
      <mi>i</mi>
      <mi>m</mi>
      <mi>e</mi>
      <mi>n</mi>
      <mi>t</mi>
      <mo stretchy="true" form="postfix">)</mo>
    </mrow>
    <mo>→</mo>
    <mi>a</mi>
    <mi>d</mi>
    <mi>u</mi>
    <mi>n</mi>
    <mi>i</mi>
    <mi>t</mi>
    <mi>V</mi>
    <mi>e</mi>
    <mi>c</mi>
    <mi>t</mi>
    <mi>o</mi>
    <mi>r</mi>
  </mrow>
</math>
</file>

<file path=Formula-2/content.xml><?xml version="1.0" encoding="utf-8"?>
<math xmlns="http://www.w3.org/1998/Math/MathML" display="inline">
  <mi>H</mi>
</math>
</file>

<file path=Formula-20/content.xml><?xml version="1.0" encoding="utf-8"?>
<math xmlns="http://www.w3.org/1998/Math/MathML" display="inline">
  <mrow>
    <mi>E</mi>
    <mrow>
      <mo stretchy="true" form="prefix">(</mo>
      <mi>a</mi>
      <mi>d</mi>
      <mi>u</mi>
      <mi>n</mi>
      <mi>i</mi>
      <mi>t</mi>
      <mo stretchy="true" form="postfix">)</mo>
    </mrow>
    <mo>→</mo>
    <mi>e</mi>
    <mi>x</mi>
    <mi>p</mi>
    <mi>e</mi>
    <mi>r</mi>
    <mi>i</mi>
    <mi>m</mi>
    <mi>e</mi>
    <mi>n</mi>
    <mi>t</mi>
    <mi>V</mi>
    <mi>e</mi>
    <mi>c</mi>
    <mi>t</mi>
    <mi>o</mi>
    <mi>r</mi>
  </mrow>
</math>
</file>

<file path=Formula-22/content.xml><?xml version="1.0" encoding="utf-8"?>
<math xmlns="http://www.w3.org/1998/Math/MathML" display="inline">
  <mi>A</mi>
</math>
</file>

<file path=Formula-24/content.xml><?xml version="1.0" encoding="utf-8"?>
<math xmlns="http://www.w3.org/1998/Math/MathML" display="inline">
  <mrow>
    <mi>W</mi>
    <mo>*</mo>
    <mi>A</mi>
    <mi>U</mi>
    <mrow>
      <mo stretchy="true" form="prefix">(</mo>
      <mi>e</mi>
      <mo stretchy="true" form="postfix">)</mo>
    </mrow>
  </mrow>
</math>
</file>

<file path=Formula-26/content.xml><?xml version="1.0" encoding="utf-8"?>
<math xmlns="http://www.w3.org/1998/Math/MathML" display="inline">
  <mrow>
    <mi>T</mi>
    <mi>S</mi>
    <mi>B</mi>
    <mrow>
      <mo stretchy="true" form="prefix">(</mo>
      <msup>
        <mi>W</mi>
        <mrow>
          <mi>−</mi>
          <mn>1</mn>
        </mrow>
      </msup>
      <mrow>
        <mo stretchy="true" form="prefix">(</mo>
        <mi>v</mi>
        <mo stretchy="true" form="postfix">)</mo>
      </mrow>
      <mo stretchy="true" form="postfix">)</mo>
    </mrow>
  </mrow>
</math>
</file>

<file path=Formula-28/content.xml><?xml version="1.0" encoding="utf-8"?>
<math xmlns="http://www.w3.org/1998/Math/MathML" display="inline">
  <mi>W</mi>
</math>
</file>

<file path=Formula-30/content.xml><?xml version="1.0" encoding="utf-8"?>
<math xmlns="http://www.w3.org/1998/Math/MathML" display="inline">
  <mrow>
    <mi>t</mi>
    <mi>r</mi>
    <mi>a</mi>
    <mi>f</mi>
    <mi>f</mi>
    <mi>i</mi>
    <mi>c</mi>
    <mi>M</mi>
    <mi>a</mi>
    <mi>t</mi>
    <mi>r</mi>
    <mi>i</mi>
    <msub>
      <mi>x</mi>
      <mrow>
        <mi>i</mi>
        <mo>,</mo>
        <mi>j</mi>
      </mrow>
    </msub>
  </mrow>
</math>
</file>

<file path=Formula-32/content.xml><?xml version="1.0" encoding="utf-8"?>
<math xmlns="http://www.w3.org/1998/Math/MathML" display="inline">
  <mi>i</mi>
</math>
</file>

<file path=Formula-34/content.xml><?xml version="1.0" encoding="utf-8"?>
<math xmlns="http://www.w3.org/1998/Math/MathML" display="inline">
  <mi>j</mi>
</math>
</file>

<file path=Formula-36/content.xml><?xml version="1.0" encoding="utf-8"?>
<math xmlns="http://www.w3.org/1998/Math/MathML" display="inline">
  <msub>
    <mi>x</mi>
    <mrow>
      <mi>i</mi>
      <mo>,</mo>
      <mi>w</mi>
    </mrow>
  </msub>
</math>
</file>

<file path=Formula-38/content.xml><?xml version="1.0" encoding="utf-8"?>
<math xmlns="http://www.w3.org/1998/Math/MathML" display="inline">
  <mi>i</mi>
</math>
</file>

<file path=Formula-4/content.xml><?xml version="1.0" encoding="utf-8"?>
<math xmlns="http://www.w3.org/1998/Math/MathML" display="inline">
  <mrow>
    <mi>A</mi>
    <mo>=</mo>
    <mi>W</mi>
    <mi>H</mi>
  </mrow>
</math>
</file>

<file path=Formula-40/content.xml><?xml version="1.0" encoding="utf-8"?>
<math xmlns="http://www.w3.org/1998/Math/MathML" display="inline">
  <mi>w</mi>
</math>
</file>

<file path=Formula-42/content.xml><?xml version="1.0" encoding="utf-8"?>
<math xmlns="http://www.w3.org/1998/Math/MathML" display="inline">
  <msub>
    <mi>y</mi>
    <mrow>
      <mi>i</mi>
      <mo>,</mo>
      <mi>w</mi>
      <mo>,</mo>
      <mi>j</mi>
    </mrow>
  </msub>
</math>
</file>

<file path=Formula-44/content.xml><?xml version="1.0" encoding="utf-8"?>
<math xmlns="http://www.w3.org/1998/Math/MathML" display="inline">
  <mi>i</mi>
</math>
</file>

<file path=Formula-46/content.xml><?xml version="1.0" encoding="utf-8"?>
<math xmlns="http://www.w3.org/1998/Math/MathML" display="inline">
  <mi>w</mi>
</math>
</file>

<file path=Formula-48/content.xml><?xml version="1.0" encoding="utf-8"?>
<math xmlns="http://www.w3.org/1998/Math/MathML" display="inline">
  <mi>t</mi>
</math>
</file>

<file path=Formula-50/content.xml><?xml version="1.0" encoding="utf-8"?>
<math xmlns="http://www.w3.org/1998/Math/MathML" display="inline">
  <mi>y</mi>
</math>
</file>

<file path=Formula-52/content.xml><?xml version="1.0" encoding="utf-8"?>
<math xmlns="http://www.w3.org/1998/Math/MathML" display="inline">
  <mrow>
    <mi>t</mi>
    <mi>r</mi>
    <mi>a</mi>
    <mi>f</mi>
    <mi>f</mi>
    <mi>i</mi>
    <mi>c</mi>
    <mi>M</mi>
    <mi>a</mi>
    <mi>t</mi>
    <mi>r</mi>
    <mi>i</mi>
    <msub>
      <mi>x</mi>
      <mrow>
        <mi>i</mi>
        <mo>,</mo>
        <mi>j</mi>
      </mrow>
    </msub>
    <mo>*</mo>
    <msub>
      <mi>y</mi>
      <mrow>
        <mi>i</mi>
        <mo>,</mo>
        <mi>w</mi>
        <mo>,</mo>
        <mi>j</mi>
      </mrow>
    </msub>
  </mrow>
</math>
</file>

<file path=Formula-54/content.xml><?xml version="1.0" encoding="utf-8"?>
<math xmlns="http://www.w3.org/1998/Math/MathML" display="inline">
  <mi>j</mi>
</math>
</file>

<file path=Formula-56/content.xml><?xml version="1.0" encoding="utf-8"?>
<math xmlns="http://www.w3.org/1998/Math/MathML" display="inline">
  <mi>w</mi>
</math>
</file>

<file path=Formula-58/content.xml><?xml version="1.0" encoding="utf-8"?>
<math xmlns="http://www.w3.org/1998/Math/MathML" display="inline">
  <mi>i</mi>
</math>
</file>

<file path=Formula-6/content.xml><?xml version="1.0" encoding="utf-8"?>
<math xmlns="http://www.w3.org/1998/Math/MathML" display="inline">
  <mi>W</mi>
</math>
</file>

<file path=Formula-60/content.xml><?xml version="1.0" encoding="utf-8"?>
<math xmlns="http://www.w3.org/1998/Math/MathML" display="inline">
  <mi>w</mi>
</math>
</file>

<file path=Formula-62/content.xml><?xml version="1.0" encoding="utf-8"?>
<math xmlns="http://www.w3.org/1998/Math/MathML" display="inline">
  <mrow>
    <msub>
      <mo>∀</mo>
      <mrow>
        <mi>i</mi>
        <mo>,</mo>
        <mi>w</mi>
      </mrow>
    </msub>
    <msub>
      <mi>Σ</mi>
      <mi>j</mi>
    </msub>
    <mi>t</mi>
    <mi>r</mi>
    <mi>a</mi>
    <mi>f</mi>
    <mi>f</mi>
    <mi>i</mi>
    <mi>c</mi>
    <mi>M</mi>
    <mi>a</mi>
    <mi>t</mi>
    <mi>r</mi>
    <mi>i</mi>
    <msub>
      <mi>x</mi>
      <mrow>
        <mi>i</mi>
        <mo>,</mo>
        <mi>j</mi>
      </mrow>
    </msub>
    <mo>*</mo>
    <msub>
      <mi>y</mi>
      <mrow>
        <mi>i</mi>
        <mo>,</mo>
        <mi>w</mi>
        <mo>,</mo>
        <mi>j</mi>
      </mrow>
    </msub>
    <mo>=</mo>
    <mn>1</mn>
  </mrow>
</math>
</file>

<file path=Formula-64/content.xml><?xml version="1.0" encoding="utf-8"?>
<math xmlns="http://www.w3.org/1998/Math/MathML" display="inline">
  <mrow>
    <mi>t</mi>
    <mi>r</mi>
    <mi>a</mi>
    <mi>f</mi>
    <mi>f</mi>
    <mi>i</mi>
    <mi>c</mi>
    <mi>M</mi>
    <mi>a</mi>
    <mi>t</mi>
    <mi>r</mi>
    <mi>i</mi>
    <msub>
      <mi>x</mi>
      <mrow>
        <mi>i</mi>
        <mo>,</mo>
        <mi>j</mi>
      </mrow>
    </msub>
    <mo>*</mo>
    <mi>y</mi>
    <mrow>
      <mi>i</mi>
      <mo>,</mo>
      <mi>j</mi>
    </mrow>
  </mrow>
</math>
</file>

<file path=Formula-8/content.xml><?xml version="1.0" encoding="utf-8"?>
<math xmlns="http://www.w3.org/1998/Math/MathML" display="inline">
  <mi>H</mi>
</math>
</file>